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zHiddenText" style:data-style-name="N0">
      <style:table-cell-properties style:vertical-align="automatic" fo:wrap-option="wrap" fo:background-color="transparent"/>
      <style:text-properties fo:color="#FFFFFF"/>
    </style:style>
    <style:style style:name="ce3" style:family="table-cell" style:parent-style-name="Title"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8"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text-properties fo:font-size="10pt" style:font-size-asian="10pt" style:font-size-complex="10pt"/>
    </style:style>
    <style:style style:name="ce10" style:family="table-cell" style:parent-style-name="Default" style:data-style-name="N0">
      <style:table-cell-properties fo:background-color="transparent"/>
      <style:text-properties fo:font-weight="bold" style:font-weight-asian="bold" style:font-weight-complex="bold"/>
    </style:style>
    <style:style style:name="ce11" style:family="table-cell" style:parent-style-name="zHiddenText" style:data-style-name="N0">
      <style:table-cell-properties style:vertical-align="automatic" fo:background-color="transparent"/>
      <style:text-properties fo:color="#FFFFFF"/>
    </style:style>
    <style:style style:name="ce12" style:family="table-cell" style:parent-style-name="Heading_32_1" style:data-style-name="N0">
      <style:text-properties fo:font-size="14pt" style:font-size-asian="14pt" style:font-size-complex="14pt"/>
    </style:style>
    <style:style style:name="ce13" style:family="table-cell" style:parent-style-name="Default" style:data-style-name="N0">
      <style:table-cell-properties style:vertical-align="automatic" style:repeat-content="false"/>
      <style:paragraph-properties fo:text-align="center"/>
    </style:style>
    <style:style style:name="ce14" style:family="table-cell" style:parent-style-name="Hyperlink" style:data-style-name="N0">
      <style:table-cell-properties fo:background-color="transparent"/>
      <style:text-properties fo:color="#000000" style:font-name="Arial" style:font-name-asian="Arial" style:font-name-complex="Arial" fo:font-size="10pt" style:font-size-asian="10pt" style:font-size-complex="10pt" style:text-underline-style="none" style:text-underline-type="none"/>
    </style:style>
    <style:style style:name="ce15" style:family="table-cell" style:parent-style-name="Heading_32_2" style:data-style-name="N0">
      <style:table-cell-properties style:vertical-align="top"/>
      <style:text-properties fo:font-size="14pt" style:font-size-asian="14pt" style:font-size-complex="14pt"/>
    </style:style>
    <style:style style:name="ce16" style:family="table-cell" style:parent-style-name="Default" style:data-style-name="N0">
      <style:table-cell-properties fo:border="thin solid #A6A6A6" style:vertical-align="middle" style:repeat-content="false"/>
      <style:paragraph-properties fo:text-align="center"/>
    </style:style>
    <style:style style:name="ce17" style:family="table-cell" style:parent-style-name="Default" style:data-style-name="N0">
      <style:table-cell-properties fo:border-top="none" fo:border-bottom="thin solid #A6A6A6" fo:border-left="none" fo:border-right="none"/>
    </style:style>
    <style:style style:name="ce18" style:family="table-cell" style:parent-style-name="Default" style:data-style-name="N0">
      <style:table-cell-properties fo:border-top="none" fo:border-bottom="thin solid #A6A6A6" fo:border-left="none" fo:border-right="none" fo:background-color="transparent"/>
    </style:style>
    <style:style style:name="ce19" style:family="table-cell" style:parent-style-name="Default" style:data-style-name="N36">
      <style:table-cell-properties fo:border-top="none" fo:border-bottom="none" fo:border-left="thin solid #A6A6A6" fo:border-right="none" style:vertical-align="middle" fo:background-color="transparent" style:repeat-content="false"/>
      <style:paragraph-properties fo:text-align="center"/>
      <style:text-properties fo:font-size="9pt" style:font-size-asian="9pt" style:font-size-complex="9pt"/>
    </style:style>
    <style:style style:name="ce20" style:family="table-cell" style:parent-style-name="Default" style:data-style-name="N36">
      <style:table-cell-properties style:vertical-align="middle" fo:background-color="transparent" style:repeat-content="false"/>
      <style:paragraph-properties fo:text-align="center"/>
      <style:text-properties fo:font-size="9pt" style:font-size-asian="9pt" style:font-size-complex="9pt"/>
    </style:style>
    <style:style style:name="ce21" style:family="table-cell" style:parent-style-name="Default" style:data-style-name="N36">
      <style:table-cell-properties fo:border-top="none" fo:border-bottom="none" fo:border-left="none" fo:border-right="thin solid #A6A6A6" style:vertical-align="middle" fo:background-color="transparent" style:repeat-content="false"/>
      <style:paragraph-properties fo:text-align="center"/>
      <style:text-properties fo:font-size="9pt" style:font-size-asian="9pt" style:font-size-complex="9pt"/>
    </style:style>
    <style:style style:name="ce22"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23"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24" style:family="table-cell" style:parent-style-name="Default" style:data-style-name="N0">
      <style:table-cell-properties fo:border-top="thin solid #A6A6A6" fo:border-bottom="none" fo:border-left="none" fo:border-right="none" style:vertical-align="middle" fo:wrap-option="wrap" fo:background-color="transparent" style:repeat-content="false"/>
      <style:paragraph-properties fo:text-align="center"/>
      <style:text-properties fo:color="#FFFFFF" fo:font-size="9pt" style:font-size-asian="9pt" style:font-size-complex="9pt" fo:font-weight="bold" style:font-weight-asian="bold" style:font-weight-complex="bold"/>
    </style:style>
    <style:style style:name="ce25" style:family="table-cell" style:parent-style-name="Default" style:data-style-name="N0">
      <style:table-cell-properties fo:border-top="none" fo:border-bottom="2pt solid #D9D9D9" fo:border-left="thin solid #A6A6A6" fo:border-right="thin solid #A6A6A6" style:vertical-align="middle" fo:background-color="transparent" style:shrink-to-fit="true" style:repeat-content="false"/>
      <style:paragraph-properties fo:text-align="center"/>
      <style:text-properties fo:color="#FFFFFF" fo:font-size="8pt" style:font-size-asian="8pt" style:font-size-complex="8pt"/>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0">
      <style:table-cell-properties fo:border-top="2pt solid #D9D9D9" fo:border-bottom="2pt solid #D9D9D9" fo:border-left="thin solid #D9D9D9" fo:border-right="thin solid #D9D9D9" style:vertical-align="middle" fo:background-color="transparent"/>
    </style:style>
    <style:style style:name="ce28" style:family="table-cell" style:parent-style-name="Default" style:data-style-name="N0">
      <style:table-cell-properties fo:border-top="2pt solid #D9D9D9" fo:border-bottom="2pt solid #D9D9D9" fo:border-left="none" fo:border-right="none" style:vertical-align="middle" fo:background-color="#B8CCE4" style:repeat-content="false"/>
      <style:paragraph-properties fo:text-align="start" fo:margin-left="0.353cm"/>
      <style:text-properties fo:font-size="22pt" style:font-size-asian="22pt" style:font-size-complex="22pt" fo:font-weight="bold" style:font-weight-asian="bold" style:font-weight-complex="bold"/>
    </style:style>
    <style:style style:name="ce29" style:family="table-cell" style:parent-style-name="Name" style:data-style-name="N0">
      <style:table-cell-properties fo:border-top="2pt solid #D9D9D9" fo:border-bottom="2pt solid #D9D9D9" fo:border-left="none" fo:border-right="none" style:vertical-align="middle" fo:background-color="#B8CCE4" style:repeat-content="false"/>
      <style:paragraph-properties fo:text-align="center"/>
    </style:style>
    <style:style style:name="ce30" style:family="table-cell" style:parent-style-name="Percent" style:data-style-name="N13">
      <style:table-cell-properties fo:border-top="2pt solid #D9D9D9" fo:border-bottom="2pt solid #D9D9D9" fo:border-left="none" fo:border-right="none" style:vertical-align="middle" fo:background-color="#B8CCE4" style:repeat-content="false"/>
      <style:paragraph-properties fo:text-align="center"/>
    </style:style>
    <style:style style:name="ce31" style:family="table-cell" style:parent-style-name="Default" style:data-style-name="N37">
      <style:table-cell-properties fo:border-top="2pt solid #D9D9D9" fo:border-bottom="2pt solid #D9D9D9" fo:border-left="none" fo:border-right="none" style:vertical-align="middle" fo:background-color="#B8CCE4" style:repeat-content="false"/>
      <style:paragraph-properties fo:text-align="center"/>
    </style:style>
    <style:style style:name="ce32" style:family="table-cell" style:parent-style-name="Default" style:data-style-name="N0">
      <style:table-cell-properties fo:border-top="2pt solid #D9D9D9" fo:border-bottom="2pt solid #D9D9D9" fo:border-left="none" fo:border-right="none" style:vertical-align="middle" fo:background-color="transparent" style:repeat-content="false"/>
      <style:paragraph-properties fo:text-align="center"/>
    </style:style>
    <style:style style:name="ce33" style:family="table-cell" style:parent-style-name="Default" style:data-style-name="N0">
      <style:table-cell-properties style:vertical-align="middle"/>
    </style:style>
    <style:style style:name="ce34" style:family="table-cell" style:parent-style-name="zHiddenText" style:data-style-name="N0">
      <style:table-cell-properties style:vertical-align="automatic" fo:wrap-option="wrap" fo:background-color="transparent"/>
      <style:text-properties fo:color="#FFFFFF" fo:font-size="12pt" style:font-size-asian="12pt" style:font-size-complex="12pt"/>
    </style:style>
    <style:style style:name="ce35" style:family="table-cell" style:parent-style-name="Task" style:data-style-name="N0">
      <style:table-cell-properties fo:border-top="2pt solid #D9D9D9" fo:border-bottom="2pt solid #D9D9D9" fo:border-left="none" fo:border-right="none" style:vertical-align="middle" fo:background-color="#D9E1F2" style:repeat-content="false"/>
      <style:paragraph-properties fo:text-align="start" fo:margin-left="0.706cm"/>
      <style:text-properties fo:font-size="12pt" style:font-size-asian="12pt" style:font-size-complex="12pt"/>
    </style:style>
    <style:style style:name="ce36" style:family="table-cell" style:parent-style-name="Name" style:data-style-name="N0">
      <style:table-cell-properties fo:border-top="2pt solid #D9D9D9" fo:border-bottom="2pt solid #D9D9D9" fo:border-left="none" fo:border-right="none" style:vertical-align="middle" fo:background-color="#D9E1F2" style:repeat-content="false"/>
      <style:paragraph-properties fo:text-align="center"/>
      <style:text-properties fo:font-size="12pt" style:font-size-asian="12pt" style:font-size-complex="12pt"/>
    </style:style>
    <style:style style:name="ce37" style:family="table-cell" style:parent-style-name="Percent" style:data-style-name="N13">
      <style:table-cell-properties fo:border-top="2pt solid #D9D9D9" fo:border-bottom="2pt solid #D9D9D9" fo:border-left="none" fo:border-right="none" style:vertical-align="middle" fo:background-color="#D9E1F2" style:repeat-content="false"/>
      <style:paragraph-properties fo:text-align="center"/>
      <style:text-properties fo:font-size="12pt" style:font-size-asian="12pt" style:font-size-complex="12pt"/>
    </style:style>
    <style:style style:name="ce38" style:family="table-cell" style:parent-style-name="Date" style:data-style-name="N37">
      <style:table-cell-properties fo:border-top="2pt solid #D9D9D9" fo:border-bottom="2pt solid #D9D9D9" fo:border-left="none" fo:border-right="none" style:vertical-align="middle" fo:background-color="#D9E1F2" style:repeat-content="false"/>
      <style:paragraph-properties fo:text-align="center"/>
      <style:text-properties fo:font-size="12pt" style:font-size-asian="12pt" style:font-size-complex="12pt"/>
    </style:style>
    <style:style style:name="ce39" style:family="table-cell" style:parent-style-name="Default" style:data-style-name="N0">
      <style:table-cell-properties fo:border-top="2pt solid #D9D9D9" fo:border-bottom="2pt solid #D9D9D9" fo:border-left="none" fo:border-right="none" style:vertical-align="middle" fo:background-color="transparent" style:repeat-content="false"/>
      <style:paragraph-properties fo:text-align="center"/>
      <style:text-properties fo:font-size="12pt" style:font-size-asian="12pt" style:font-size-complex="12pt"/>
    </style:style>
    <style:style style:name="ce40" style:family="table-cell" style:parent-style-name="Default" style:data-style-name="N0">
      <style:table-cell-properties fo:border-top="2pt solid #D9D9D9" fo:border-bottom="2pt solid #D9D9D9" fo:border-left="thin solid #D9D9D9" fo:border-right="thin solid #D9D9D9" style:vertical-align="middle" fo:background-color="transparent"/>
      <style:text-properties fo:font-size="12pt" style:font-size-asian="12pt" style:font-size-complex="12pt"/>
    </style:style>
    <style:style style:name="ce41" style:family="table-cell" style:parent-style-name="Default" style:data-style-name="N0">
      <style:table-cell-properties style:vertical-align="middle" fo:background-color="#D9E1F2"/>
      <style:text-properties fo:font-size="12pt" style:font-size-asian="12pt" style:font-size-complex="12pt"/>
    </style:style>
    <style:style style:name="ce42" style:family="table-cell" style:parent-style-name="Default" style:data-style-name="N0">
      <style:table-cell-properties fo:border-top="2pt solid #D9D9D9" fo:border-bottom="2pt solid #D9D9D9" fo:border-left="thin solid #D9D9D9" fo:border-right="thin solid #D9D9D9" style:vertical-align="middle" fo:background-color="transparent" style:repeat-content="false"/>
      <style:paragraph-properties fo:text-align="end" fo:margin-right="0cm"/>
      <style:text-properties fo:font-size="12pt" style:font-size-asian="12pt" style:font-size-complex="12pt"/>
    </style:style>
    <style:style style:name="ce43" style:family="table-cell" style:parent-style-name="zHiddenText" style:data-style-name="N0">
      <style:table-cell-properties style:vertical-align="automatic" fo:background-color="transparent"/>
      <style:text-properties fo:color="#FFFFFF" fo:font-size="12pt" style:font-size-asian="12pt" style:font-size-complex="12pt"/>
    </style:style>
    <style:style style:name="ce44" style:family="table-cell" style:parent-style-name="Default" style:data-style-name="N0">
      <style:table-cell-properties fo:background-color="#FF9999"/>
      <style:text-properties fo:font-size="26pt" style:font-size-asian="26pt" style:font-size-complex="26pt" fo:font-weight="bold" style:font-weight-asian="bold" style:font-weight-complex="bold"/>
    </style:style>
    <style:style style:name="ce45" style:family="table-cell" style:parent-style-name="Default" style:data-style-name="N0">
      <style:table-cell-properties fo:background-color="#FF9999"/>
    </style:style>
    <style:style style:name="ce46" style:family="table-cell" style:parent-style-name="Default" style:data-style-name="N0">
      <style:table-cell-properties style:vertical-align="automatic" fo:background-color="#FF9999" style:repeat-content="false"/>
      <style:paragraph-properties fo:text-align="center"/>
    </style:style>
    <style:style style:name="ce47" style:family="table-cell" style:parent-style-name="Task" style:data-style-name="N0">
      <style:table-cell-properties fo:border-top="2pt solid #D9D9D9" fo:border-bottom="2pt solid #D9D9D9" fo:border-left="none" fo:border-right="none" style:vertical-align="middle" fo:background-color="#FFCCCC" style:repeat-content="false"/>
      <style:paragraph-properties fo:text-align="start" fo:margin-left="0.706cm"/>
      <style:text-properties fo:font-size="12pt" style:font-size-asian="12pt" style:font-size-complex="12pt"/>
    </style:style>
    <style:style style:name="ce48" style:family="table-cell" style:parent-style-name="Name" style:data-style-name="N0">
      <style:table-cell-properties fo:border-top="2pt solid #D9D9D9" fo:border-bottom="2pt solid #D9D9D9" fo:border-left="none" fo:border-right="none" style:vertical-align="middle" fo:background-color="#FFCCCC" style:repeat-content="false"/>
      <style:paragraph-properties fo:text-align="center"/>
      <style:text-properties fo:font-size="12pt" style:font-size-asian="12pt" style:font-size-complex="12pt"/>
    </style:style>
    <style:style style:name="ce49" style:family="table-cell" style:parent-style-name="Percent" style:data-style-name="N13">
      <style:table-cell-properties fo:border-top="2pt solid #D9D9D9" fo:border-bottom="2pt solid #D9D9D9" fo:border-left="none" fo:border-right="none" style:vertical-align="middle" fo:background-color="#FFCCCC" style:repeat-content="false"/>
      <style:paragraph-properties fo:text-align="center"/>
      <style:text-properties fo:font-size="12pt" style:font-size-asian="12pt" style:font-size-complex="12pt"/>
    </style:style>
    <style:style style:name="ce50" style:family="table-cell" style:parent-style-name="Date" style:data-style-name="N37">
      <style:table-cell-properties fo:border-top="2pt solid #D9D9D9" fo:border-bottom="2pt solid #D9D9D9" fo:border-left="none" fo:border-right="none" style:vertical-align="middle" fo:background-color="#FFCCCC" style:repeat-content="false"/>
      <style:paragraph-properties fo:text-align="center"/>
      <style:text-properties fo:font-size="12pt" style:font-size-asian="12pt" style:font-size-complex="12pt"/>
    </style:style>
    <style:style style:name="ce51" style:family="table-cell" style:parent-style-name="Default" style:data-style-name="N0">
      <style:table-cell-properties style:vertical-align="middle" fo:background-color="#FFCCCC"/>
      <style:text-properties fo:font-size="12pt" style:font-size-asian="12pt" style:font-size-complex="12pt"/>
    </style:style>
    <style:style style:name="ce52" style:family="table-cell" style:parent-style-name="Default" style:data-style-name="N0">
      <style:table-cell-properties fo:border-top="2pt solid #D9D9D9" fo:border-bottom="2pt solid #D9D9D9" fo:border-left="none" fo:border-right="none" style:vertical-align="middle" fo:background-color="#D8E4BC" style:repeat-content="false"/>
      <style:paragraph-properties fo:text-align="start" fo:margin-left="0.353cm"/>
      <style:text-properties fo:font-size="20pt" style:font-size-asian="20pt" style:font-size-complex="20pt" fo:font-weight="bold" style:font-weight-asian="bold" style:font-weight-complex="bold"/>
    </style:style>
    <style:style style:name="ce53" style:family="table-cell" style:parent-style-name="Name" style:data-style-name="N0">
      <style:table-cell-properties fo:border-top="2pt solid #D9D9D9" fo:border-bottom="2pt solid #D9D9D9" fo:border-left="none" fo:border-right="none" style:vertical-align="middle" fo:background-color="#D8E4BC" style:repeat-content="false"/>
      <style:paragraph-properties fo:text-align="center"/>
    </style:style>
    <style:style style:name="ce54" style:family="table-cell" style:parent-style-name="Percent" style:data-style-name="N13">
      <style:table-cell-properties fo:border-top="2pt solid #D9D9D9" fo:border-bottom="2pt solid #D9D9D9" fo:border-left="none" fo:border-right="none" style:vertical-align="middle" fo:background-color="#D8E4BC" style:repeat-content="false"/>
      <style:paragraph-properties fo:text-align="center"/>
    </style:style>
    <style:style style:name="ce55" style:family="table-cell" style:parent-style-name="Default" style:data-style-name="N37">
      <style:table-cell-properties fo:border-top="2pt solid #D9D9D9" fo:border-bottom="2pt solid #D9D9D9" fo:border-left="none" fo:border-right="none" style:vertical-align="middle" fo:background-color="#D8E4BC" style:repeat-content="false"/>
      <style:paragraph-properties fo:text-align="center"/>
    </style:style>
    <style:style style:name="ce56" style:family="table-cell" style:parent-style-name="Task" style:data-style-name="N0">
      <style:table-cell-properties fo:border-top="2pt solid #D9D9D9" fo:border-bottom="2pt solid #D9D9D9" fo:border-left="none" fo:border-right="none" style:vertical-align="middle" fo:background-color="#EBF1DE" style:repeat-content="false"/>
      <style:paragraph-properties fo:text-align="start" fo:margin-left="0.706cm"/>
      <style:text-properties fo:font-size="12pt" style:font-size-asian="12pt" style:font-size-complex="12pt"/>
    </style:style>
    <style:style style:name="ce57" style:family="table-cell" style:parent-style-name="Name" style:data-style-name="N0">
      <style:table-cell-properties fo:border-top="2pt solid #D9D9D9" fo:border-bottom="2pt solid #D9D9D9" fo:border-left="none" fo:border-right="none" style:vertical-align="middle" fo:background-color="#EBF1DE" style:repeat-content="false"/>
      <style:paragraph-properties fo:text-align="center"/>
      <style:text-properties fo:font-size="12pt" style:font-size-asian="12pt" style:font-size-complex="12pt"/>
    </style:style>
    <style:style style:name="ce58" style:family="table-cell" style:parent-style-name="Percent" style:data-style-name="N13">
      <style:table-cell-properties fo:border-top="2pt solid #D9D9D9" fo:border-bottom="2pt solid #D9D9D9" fo:border-left="none" fo:border-right="none" style:vertical-align="middle" fo:background-color="#EBF1DE" style:repeat-content="false"/>
      <style:paragraph-properties fo:text-align="center"/>
      <style:text-properties fo:font-size="12pt" style:font-size-asian="12pt" style:font-size-complex="12pt"/>
    </style:style>
    <style:style style:name="ce59" style:family="table-cell" style:parent-style-name="Date" style:data-style-name="N37">
      <style:table-cell-properties fo:border-top="2pt solid #D9D9D9" fo:border-bottom="2pt solid #D9D9D9" fo:border-left="none" fo:border-right="none" style:vertical-align="middle" fo:background-color="#EBF1DE" style:repeat-content="false"/>
      <style:paragraph-properties fo:text-align="center"/>
      <style:text-properties fo:font-size="12pt" style:font-size-asian="12pt" style:font-size-complex="12pt"/>
    </style:style>
    <style:style style:name="ce60" style:family="table-cell" style:parent-style-name="Default" style:data-style-name="N0">
      <style:table-cell-properties style:vertical-align="middle"/>
      <style:text-properties fo:font-size="12pt" style:font-size-asian="12pt" style:font-size-complex="12pt"/>
    </style:style>
    <style:style style:name="ce61" style:family="table-cell" style:parent-style-name="Default" style:data-style-name="N0">
      <style:table-cell-properties fo:border-top="2pt solid #D9D9D9" fo:border-bottom="2pt solid #D9D9D9" fo:border-left="none" fo:border-right="none" style:vertical-align="middle" fo:background-color="#CCC0DA" style:repeat-content="false"/>
      <style:paragraph-properties fo:text-align="start" fo:margin-left="0.353cm"/>
      <style:text-properties fo:font-size="20pt" style:font-size-asian="20pt" style:font-size-complex="20pt" fo:font-weight="bold" style:font-weight-asian="bold" style:font-weight-complex="bold"/>
    </style:style>
    <style:style style:name="ce62" style:family="table-cell" style:parent-style-name="Name" style:data-style-name="N0">
      <style:table-cell-properties fo:border-top="2pt solid #D9D9D9" fo:border-bottom="2pt solid #D9D9D9" fo:border-left="none" fo:border-right="none" style:vertical-align="middle" fo:background-color="#CCC0DA" style:repeat-content="false"/>
      <style:paragraph-properties fo:text-align="center"/>
    </style:style>
    <style:style style:name="ce63" style:family="table-cell" style:parent-style-name="Percent" style:data-style-name="N13">
      <style:table-cell-properties fo:border-top="2pt solid #D9D9D9" fo:border-bottom="2pt solid #D9D9D9" fo:border-left="none" fo:border-right="none" style:vertical-align="middle" fo:background-color="#CCC0DA" style:repeat-content="false"/>
      <style:paragraph-properties fo:text-align="center"/>
    </style:style>
    <style:style style:name="ce64" style:family="table-cell" style:parent-style-name="Default" style:data-style-name="N37">
      <style:table-cell-properties fo:border-top="2pt solid #D9D9D9" fo:border-bottom="2pt solid #D9D9D9" fo:border-left="none" fo:border-right="none" style:vertical-align="middle" fo:background-color="#CCC0DA" style:repeat-content="false"/>
      <style:paragraph-properties fo:text-align="center"/>
    </style:style>
    <style:style style:name="ce65" style:family="table-cell" style:parent-style-name="Task" style:data-style-name="N0">
      <style:table-cell-properties fo:border-top="2pt solid #D9D9D9" fo:border-bottom="2pt solid #D9D9D9" fo:border-left="none" fo:border-right="none" style:vertical-align="middle" fo:background-color="#E4DFEC" style:repeat-content="false"/>
      <style:paragraph-properties fo:text-align="start" fo:margin-left="0.706cm"/>
      <style:text-properties fo:font-size="12pt" style:font-size-asian="12pt" style:font-size-complex="12pt"/>
    </style:style>
    <style:style style:name="ce66" style:family="table-cell" style:parent-style-name="Name" style:data-style-name="N0">
      <style:table-cell-properties fo:border-top="2pt solid #D9D9D9" fo:border-bottom="2pt solid #D9D9D9" fo:border-left="none" fo:border-right="none" style:vertical-align="middle" fo:background-color="#E4DFEC" style:repeat-content="false"/>
      <style:paragraph-properties fo:text-align="center"/>
      <style:text-properties fo:font-size="12pt" style:font-size-asian="12pt" style:font-size-complex="12pt"/>
    </style:style>
    <style:style style:name="ce67" style:family="table-cell" style:parent-style-name="Percent" style:data-style-name="N13">
      <style:table-cell-properties fo:border-top="2pt solid #D9D9D9" fo:border-bottom="2pt solid #D9D9D9" fo:border-left="none" fo:border-right="none" style:vertical-align="middle" fo:background-color="#E4DFEC" style:repeat-content="false"/>
      <style:paragraph-properties fo:text-align="center"/>
      <style:text-properties fo:font-size="12pt" style:font-size-asian="12pt" style:font-size-complex="12pt"/>
    </style:style>
    <style:style style:name="ce68" style:family="table-cell" style:parent-style-name="Date" style:data-style-name="N37">
      <style:table-cell-properties fo:border-top="2pt solid #D9D9D9" fo:border-bottom="2pt solid #D9D9D9" fo:border-left="none" fo:border-right="none" style:vertical-align="middle" fo:background-color="#E4DFEC" style:repeat-content="false"/>
      <style:paragraph-properties fo:text-align="center"/>
      <style:text-properties fo:font-size="12pt" style:font-size-asian="12pt" style:font-size-complex="12pt"/>
    </style:style>
    <style:style style:name="ce69" style:family="table-cell" style:parent-style-name="Task"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ce70" style:family="table-cell" style:parent-style-name="Name" style:data-style-name="N0">
      <style:table-cell-properties fo:border-top="2pt solid #D9D9D9" fo:border-bottom="2pt solid #D9D9D9" fo:border-left="none" fo:border-right="none" style:vertical-align="middle" style:repeat-content="false"/>
      <style:paragraph-properties fo:text-align="center"/>
    </style:style>
    <style:style style:name="ce71" style:family="table-cell" style:parent-style-name="Percent" style:data-style-name="N13">
      <style:table-cell-properties fo:border-top="2pt solid #D9D9D9" fo:border-bottom="2pt solid #D9D9D9" fo:border-left="none" fo:border-right="none" style:vertical-align="middle" style:repeat-content="false"/>
      <style:paragraph-properties fo:text-align="center"/>
    </style:style>
    <style:style style:name="ce72" style:family="table-cell" style:parent-style-name="Date" style:data-style-name="N37">
      <style:table-cell-properties fo:border-top="2pt solid #D9D9D9" fo:border-bottom="2pt solid #D9D9D9" fo:border-left="none" fo:border-right="none" style:vertical-align="middle" style:repeat-content="false"/>
      <style:paragraph-properties fo:text-align="center"/>
    </style:style>
    <style:style style:name="ce73" style:family="table-cell" style:parent-style-name="Default" style:data-style-name="N0">
      <style:table-cell-properties style:vertical-align="middle" fo:background-color="transparent" style:repeat-content="false"/>
      <style:paragraph-properties fo:text-align="end" fo:margin-right="0cm"/>
    </style:style>
    <style:style style:name="ce74" style:family="table-cell" style:parent-style-name="Default" style:data-style-name="N0">
      <style:text-properties fo:color="#808080" fo:font-weight="bold" style:font-weight-asian="bold" style:font-weight-complex="bold"/>
    </style:style>
    <style:style style:name="ce75" style:family="table-cell" style:parent-style-name="Default" style:data-style-name="N0">
      <style:table-cell-properties style:vertical-align="automatic" style:repeat-content="false"/>
      <style:paragraph-properties fo:text-align="center"/>
      <style:text-properties fo:color="#FFFFFF"/>
    </style:style>
    <style:style style:name="ce76" style:family="table-cell" style:parent-style-name="Hyperlink"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77" style:family="table-cell" style:parent-style-name="Heading_32_3" style:data-style-name="N0">
      <style:table-cell-properties fo:border-top="none" fo:border-bottom="none" fo:border-left="none" fo:border-right="thin solid #A6A6A6" style:vertical-align="automatic" fo:background-color="transparent" style:repeat-content="false"/>
      <style:paragraph-properties fo:text-align="end" fo:margin-right="0.353cm"/>
    </style:style>
    <style:style style:name="ce78" style:family="table-cell" style:parent-style-name="Project_32_Start" style:data-style-name="N38">
      <style:table-cell-properties fo:border="thin solid #A6A6A6" style:vertical-align="middle" fo:background-color="transparent" style:repeat-content="false"/>
      <style:paragraph-properties fo:text-align="center"/>
    </style:style>
    <style:style style:name="ce79" style:family="table-cell" style:parent-style-name="Default" style:data-style-name="N39">
      <style:table-cell-properties fo:border-top="thin solid #A6A6A6" fo:border-bottom="none" fo:border-left="thin solid #A6A6A6" fo:border-right="thin solid #A6A6A6" style:vertical-align="middle" fo:wrap-option="wrap" fo:background-color="transparent" style:repeat-content="false"/>
      <style:paragraph-properties fo:text-align="start" fo:margin-left="0.353cm"/>
    </style:style>
    <style:style style:name="ce80" style:family="table-cell" style:parent-style-name="Default" style:data-style-name="N0">
      <style:table-cell-properties style:vertical-align="top"/>
      <style:text-properties fo:font-size="10pt" style:font-size-asian="10pt" style:font-size-complex="10pt"/>
    </style:style>
    <style:style style:name="ce81"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82"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83" style:family="table-cell" style:parent-style-name="Default" style:data-style-name="N0">
      <style:table-cell-properties style:vertical-align="top"/>
    </style:style>
    <style:style style:name="ce84" style:family="table-cell" style:parent-style-name="Default" style:data-style-name="N0">
      <style:table-cell-properties style:vertical-align="top"/>
      <style:text-properties fo:color="#808080"/>
    </style:style>
    <style:style style:name="ce85" style:family="table-cell" style:parent-style-name="Default" style:data-style-name="N0">
      <style:table-cell-properties style:vertical-align="top" style:repeat-content="false"/>
      <style:paragraph-properties fo:text-align="start" fo:margin-left="0cm"/>
      <style:text-properties fo:font-size="10pt" style:font-size-asian="10pt" style:font-size-complex="10pt"/>
    </style:style>
    <style:style style:name="ce86"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87" style:family="table-cell" style:parent-style-name="Default" style:data-style-name="N0">
      <style:text-properties fo:font-size="20pt" style:font-size-asian="20pt" style:font-size-complex="20pt"/>
    </style:style>
    <style:style style:name="ce88"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89" style:family="table-cell" style:parent-style-name="Default" style:data-style-name="N0">
      <style:table-cell-properties style:vertical-align="top" fo:wrap-option="wrap"/>
    </style:style>
    <style:style style:name="ce90" style:family="table-cell" style:parent-style-name="Hyperlink"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o1" style:family="table-column">
      <style:table-column-properties fo:break-before="auto" style:column-width="0.502708333333333cm"/>
    </style:style>
    <style:style style:name="co2" style:family="table-column">
      <style:table-column-properties fo:break-before="auto" style:column-width="12.779375cm"/>
    </style:style>
    <style:style style:name="co3" style:family="table-column">
      <style:table-column-properties fo:break-before="auto" style:column-width="10.5304166666667cm" style:use-optimal-column-width="true"/>
    </style:style>
    <style:style style:name="co4" style:family="table-column">
      <style:table-column-properties fo:break-before="auto" style:column-width="5.87375cm"/>
    </style:style>
    <style:style style:name="co5" style:family="table-column">
      <style:table-column-properties fo:break-before="auto" style:column-width="1.984375cm"/>
    </style:style>
    <style:style style:name="co6" style:family="table-column">
      <style:table-column-properties fo:break-before="auto" style:column-width="1.16416666666667cm"/>
    </style:style>
    <style:style style:name="co7" style:family="table-column">
      <style:table-column-properties fo:break-before="auto" style:column-width="0.47625cm"/>
    </style:style>
    <style:style style:name="co8" style:family="table-column">
      <style:table-column-properties fo:break-before="auto" style:column-width="1.69333333333333cm"/>
    </style:style>
    <style:style style:name="co9" style:family="table-column">
      <style:table-column-properties fo:break-before="auto" style:column-width="16.589375cm"/>
    </style:style>
    <style:style style:name="co10" style:family="table-column">
      <style:table-column-properties fo:break-before="auto" style:column-width="1.74625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28.15pt" style:use-optimal-row-height="false" fo:break-before="auto"/>
    </style:style>
    <style:style style:name="ro4" style:family="table-row">
      <style:table-row-properties style:row-height="46.5pt" style:use-optimal-row-height="false" fo:break-before="auto"/>
    </style:style>
    <style:style style:name="ro5" style:family="table-row">
      <style:table-row-properties style:row-height="15.75pt" style:use-optimal-row-height="true" fo:break-before="auto"/>
    </style:style>
    <style:style style:name="ro6" style:family="table-row">
      <style:table-row-properties style:row-height="27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73.9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205.15pt" style:use-optimal-row-height="false" fo:break-before="auto"/>
    </style:style>
    <style:style style:name="ro11" style:family="table-row">
      <style:table-row-properties style:row-height="60pt" style:use-optimal-row-height="true" fo:break-before="auto"/>
    </style:style>
    <style:style style:name="ro12" style:family="table-row">
      <style:table-row-properties style:row-height="30pt" style:use-optimal-row-height="true" fo:break-before="auto"/>
    </style:style>
    <style:style style:name="ro13" style:family="table-row">
      <style:table-row-properties style:row-height="75pt" style:use-optimal-row-height="false" fo:break-before="auto"/>
    </style:style>
    <style:style style:name="ro14" style:family="table-row">
      <style:table-row-properties style:row-height="75pt" style:use-optimal-row-height="true" fo:break-before="auto"/>
    </style:style>
    <style:style style:name="ro15"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91" style:family="table-cell" style:parent-style-name="Default" style:data-style-name="N0">
      <style:table-cell-properties fo:border-top="2pt solid #D9D9D9" fo:border-bottom="2pt solid #D9D9D9" fo:border-left="thin solid #D9D9D9" fo:border-right="thin solid #D9D9D9" style:vertical-align="middle" fo:background-color="transparent"/>
      <style:text-properties fo:font-size="12pt" style:font-size-asian="12pt" style:font-size-complex="12pt"/>
      <style:map style:condition="of:is-true-formula(AND($$task_start&lt;=[.I$5];ROUNDDOWN(($$task_end-$$task_start+1)*$$task_progress;0)+$$task_start-1&gt;=[.I$5]))" style:apply-style-name="cf2" style:base-cell-address="ProjectSchedule.I9"/>
      <style:map style:condition="of:is-true-formula(AND($$task_end&gt;=[.I$5];$$task_start&lt;[.J$5]))" style:apply-style-name="cf20" style:base-cell-address="ProjectSchedule.I9"/>
      <style:map style:condition="of:is-true-formula(AND(TODAY()&gt;=[.I$5];TODAY()&lt;[.J$5]))" style:apply-style-name="cf21" style:base-cell-address="ProjectSchedule.I9"/>
    </style:style>
    <style:style style:name="ce92" style:family="table-cell" style:parent-style-name="Default" style:data-style-name="N0">
      <style:table-cell-properties fo:border-top="2pt solid #D9D9D9" fo:border-bottom="2pt solid #D9D9D9" fo:border-left="thin solid #D9D9D9" fo:border-right="thin solid #D9D9D9" style:vertical-align="middle" fo:background-color="transparent" style:repeat-content="false"/>
      <style:paragraph-properties fo:text-align="end" fo:margin-right="0cm"/>
      <style:text-properties fo:font-size="12pt" style:font-size-asian="12pt" style:font-size-complex="12pt"/>
      <style:map style:condition="of:is-true-formula(AND($$task_start&lt;=[.I$5];ROUNDDOWN(($$task_end-$$task_start+1)*$$task_progress;0)+$$task_start-1&gt;=[.I$5]))" style:apply-style-name="cf2" style:base-cell-address="ProjectSchedule.I9"/>
      <style:map style:condition="of:is-true-formula(AND($$task_end&gt;=[.U$5];$$task_start&lt;[.V$5]))" style:apply-style-name="cf20" style:base-cell-address="ProjectSchedule.U10"/>
      <style:map style:condition="of:is-true-formula(AND(TODAY()&gt;=[.U$5];TODAY()&lt;[.V$5]))" style:apply-style-name="cf21" style:base-cell-address="ProjectSchedule.U10"/>
    </style:style>
    <style:style style:name="ce93" style:family="table-cell" style:parent-style-name="Default" style:data-style-name="N36">
      <style:table-cell-properties fo:border-top="none" fo:border-bottom="none" fo:border-left="none" fo:border-right="thin solid #A6A6A6" style:vertical-align="middle" fo:background-color="transparent" style:repeat-content="false"/>
      <style:paragraph-properties fo:text-align="center"/>
      <style:text-properties fo:font-size="9pt" style:font-size-asian="9pt" style:font-size-complex="9pt"/>
      <style:map style:condition="of:is-true-formula(AND(TODAY()&gt;=[.BL$5];TODAY()&lt;[.#REF!]))" style:apply-style-name="cf21" style:base-cell-address="ProjectSchedule.BL5"/>
    </style:style>
    <style:style style:name="ce94" style:family="table-cell" style:parent-style-name="Default" style:data-style-name="N0">
      <style:table-cell-properties fo:border-top="none" fo:border-bottom="2pt solid #D9D9D9" fo:border-left="thin solid #A6A6A6" fo:border-right="thin solid #A6A6A6" style:vertical-align="middle" fo:background-color="transparent" style:shrink-to-fit="true" style:repeat-content="false"/>
      <style:paragraph-properties fo:text-align="center"/>
      <style:text-properties fo:color="#FFFFFF" fo:font-size="8pt" style:font-size-asian="8pt" style:font-size-complex="8pt"/>
      <style:map style:condition="of:is-true-formula(AND(TODAY()&gt;=[.BL$5];TODAY()&lt;[.#REF!]))" style:apply-style-name="cf21" style:base-cell-address="ProjectSchedule.BL5"/>
    </style:style>
    <style:style style:name="ce95" style:family="table-cell" style:parent-style-name="Default" style:data-style-name="N0">
      <style:table-cell-properties fo:border-top="2pt solid #D9D9D9" fo:border-bottom="2pt solid #D9D9D9" fo:border-left="thin solid #D9D9D9" fo:border-right="thin solid #D9D9D9" style:vertical-align="middle" fo:background-color="transparent"/>
      <style:map style:condition="of:is-true-formula(AND($$task_start&lt;=[.I$5];ROUNDDOWN(($$task_end-$$task_start+1)*$$task_progress;0)+$$task_start-1&gt;=[.I$5]))" style:apply-style-name="cf2" style:base-cell-address="ProjectSchedule.I7"/>
      <style:map style:condition="of:is-true-formula(AND($$task_end&gt;=[.BL$5];$$task_start&lt;[.#REF!]))" style:apply-style-name="cf20" style:base-cell-address="ProjectSchedule.BL7"/>
      <style:map style:condition="of:is-true-formula(AND(TODAY()&gt;=[.BL$5];TODAY()&lt;[.#REF!]))" style:apply-style-name="cf21" style:base-cell-address="ProjectSchedule.BL7"/>
    </style:style>
    <style:style style:name="ce96" style:family="table-cell" style:parent-style-name="Default" style:data-style-name="N0">
      <style:table-cell-properties fo:border-top="2pt solid #D9D9D9" fo:border-bottom="2pt solid #D9D9D9" fo:border-left="thin solid #D9D9D9" fo:border-right="thin solid #D9D9D9" style:vertical-align="middle" fo:background-color="transparent"/>
      <style:text-properties fo:font-size="12pt" style:font-size-asian="12pt" style:font-size-complex="12pt"/>
      <style:map style:condition="of:is-true-formula(AND($$task_start&lt;=[.I$5];ROUNDDOWN(($$task_end-$$task_start+1)*$$task_progress;0)+$$task_start-1&gt;=[.I$5]))" style:apply-style-name="cf2" style:base-cell-address="ProjectSchedule.I9"/>
      <style:map style:condition="of:is-true-formula(AND($$task_end&gt;=[.BL$5];$$task_start&lt;[.#REF!]))" style:apply-style-name="cf20" style:base-cell-address="ProjectSchedule.BL9"/>
      <style:map style:condition="of:is-true-formula(AND(TODAY()&gt;=[.BL$5];TODAY()&lt;[.#REF!]))" style:apply-style-name="cf21" style:base-cell-address="ProjectSchedule.BL9"/>
    </style:style>
    <style:style style:name="ce97" style:family="table-cell" style:parent-style-name="Default" style:data-style-name="N0">
      <style:table-cell-properties fo:border-top="2pt solid #D9D9D9" fo:border-bottom="2pt solid #D9D9D9" fo:border-left="thin solid #D9D9D9" fo:border-right="thin solid #D9D9D9" style:vertical-align="middle" fo:background-color="transparent"/>
      <style:text-properties fo:font-size="12pt" style:font-size-asian="12pt" style:font-size-complex="12pt"/>
      <style:map style:condition="of:is-true-formula(AND($$task_start&lt;=[.I$5];ROUNDDOWN(($$task_end-$$task_start+1)*$$task_progress;0)+$$task_start-1&gt;=[.I$5]))" style:apply-style-name="cf2" style:base-cell-address="ProjectSchedule.I7"/>
      <style:map style:condition="of:is-true-formula(AND($$task_end&gt;=[.BL$5];$$task_start&lt;[.#REF!]))" style:apply-style-name="cf20" style:base-cell-address="ProjectSchedule.BL7"/>
      <style:map style:condition="of:is-true-formula(AND(TODAY()&gt;=[.BL$5];TODAY()&lt;[.#REF!]))" style:apply-style-name="cf21" style:base-cell-address="ProjectSchedule.BL7"/>
    </style:style>
    <style:style style:name="ce98" style:family="table-cell" style:parent-style-name="Default" style:data-style-name="N0">
      <style:table-cell-properties fo:border-top="2pt solid #D9D9D9" fo:border-bottom="2pt solid #D9D9D9" fo:border-left="thin solid #D9D9D9" fo:border-right="thin solid #D9D9D9" style:vertical-align="middle" fo:background-color="transparent"/>
      <style:text-properties fo:font-size="12pt" style:font-size-asian="12pt" style:font-size-complex="12pt"/>
      <style:map style:condition="of:is-true-formula(AND($$task_start&lt;=[.I$5];ROUNDDOWN(($$task_end-$$task_start+1)*$$task_progress;0)+$$task_start-1&gt;=[.I$5]))" style:apply-style-name="cf2" style:base-cell-address="ProjectSchedule.I23"/>
      <style:map style:condition="of:is-true-formula(AND($$task_end&gt;=[.BL$5];$$task_start&lt;[.#REF!]))" style:apply-style-name="cf20" style:base-cell-address="ProjectSchedule.BL23"/>
      <style:map style:condition="of:is-true-formula(AND(TODAY()&gt;=[.BL$5];TODAY()&lt;[.#REF!]))" style:apply-style-name="cf21" style:base-cell-address="ProjectSchedule.BL23"/>
    </style:style>
    <style:style style:name="ce99" style:family="table-cell" style:parent-style-name="Default" style:data-style-name="N0">
      <style:table-cell-properties fo:border-top="2pt solid #D9D9D9" fo:border-bottom="2pt solid #D9D9D9" fo:border-left="thin solid #D9D9D9" fo:border-right="thin solid #D9D9D9" style:vertical-align="middle" fo:background-color="transparent"/>
      <style:map style:condition="of:is-true-formula(AND($$task_start&lt;=[.I$5];ROUNDDOWN(($$task_end-$$task_start+1)*$$task_progress;0)+$$task_start-1&gt;=[.I$5]))" style:apply-style-name="cf2" style:base-cell-address="ProjectSchedule.I7"/>
      <style:map style:condition="of:is-true-formula(AND($$task_end&gt;=[.I$5];$$task_start&lt;[.J$5]))" style:apply-style-name="cf20" style:base-cell-address="ProjectSchedule.I7"/>
      <style:map style:condition="of:is-true-formula(AND(TODAY()&gt;=[.I$5];TODAY()&lt;[.J$5]))" style:apply-style-name="cf21" style:base-cell-address="ProjectSchedule.I7"/>
    </style:style>
    <style:style style:name="ce100" style:family="table-cell" style:parent-style-name="Default" style:data-style-name="N36">
      <style:table-cell-properties fo:border-top="none" fo:border-bottom="none" fo:border-left="thin solid #A6A6A6" fo:border-right="none" style:vertical-align="middle" fo:background-color="transparent" style:repeat-content="false"/>
      <style:paragraph-properties fo:text-align="center"/>
      <style:text-properties fo:font-size="9pt" style:font-size-asian="9pt" style:font-size-complex="9pt"/>
      <style:map style:condition="of:is-true-formula(AND(TODAY()&gt;=[.I$5];TODAY()&lt;[.J$5]))" style:apply-style-name="cf21" style:base-cell-address="ProjectSchedule.I5"/>
    </style:style>
    <style:style style:name="ce101" style:family="table-cell" style:parent-style-name="Default" style:data-style-name="N36">
      <style:table-cell-properties style:vertical-align="middle" fo:background-color="transparent" style:repeat-content="false"/>
      <style:paragraph-properties fo:text-align="center"/>
      <style:text-properties fo:font-size="9pt" style:font-size-asian="9pt" style:font-size-complex="9pt"/>
      <style:map style:condition="of:is-true-formula(AND(TODAY()&gt;=[.I$5];TODAY()&lt;[.J$5]))" style:apply-style-name="cf21" style:base-cell-address="ProjectSchedule.I5"/>
    </style:style>
    <style:style style:name="ce102" style:family="table-cell" style:parent-style-name="Default" style:data-style-name="N36">
      <style:table-cell-properties fo:border-top="none" fo:border-bottom="none" fo:border-left="none" fo:border-right="thin solid #A6A6A6" style:vertical-align="middle" fo:background-color="transparent" style:repeat-content="false"/>
      <style:paragraph-properties fo:text-align="center"/>
      <style:text-properties fo:font-size="9pt" style:font-size-asian="9pt" style:font-size-complex="9pt"/>
      <style:map style:condition="of:is-true-formula(AND(TODAY()&gt;=[.I$5];TODAY()&lt;[.J$5]))" style:apply-style-name="cf21" style:base-cell-address="ProjectSchedule.I5"/>
    </style:style>
    <style:style style:name="ce103" style:family="table-cell" style:parent-style-name="Default" style:data-style-name="N0">
      <style:table-cell-properties fo:border-top="none" fo:border-bottom="2pt solid #D9D9D9" fo:border-left="thin solid #A6A6A6" fo:border-right="thin solid #A6A6A6" style:vertical-align="middle" fo:background-color="transparent" style:shrink-to-fit="true" style:repeat-content="false"/>
      <style:paragraph-properties fo:text-align="center"/>
      <style:text-properties fo:color="#FFFFFF" fo:font-size="8pt" style:font-size-asian="8pt" style:font-size-complex="8pt"/>
      <style:map style:condition="of:is-true-formula(AND(TODAY()&gt;=[.I$5];TODAY()&lt;[.J$5]))" style:apply-style-name="cf21" style:base-cell-address="ProjectSchedule.I5"/>
    </style:style>
    <style:style style:name="ce104" style:family="table-cell" style:parent-style-name="Default" style:data-style-name="N0">
      <style:table-cell-properties fo:border-top="2pt solid #D9D9D9" fo:border-bottom="2pt solid #D9D9D9" fo:border-left="thin solid #D9D9D9" fo:border-right="thin solid #D9D9D9" style:vertical-align="middle" fo:background-color="transparent"/>
      <style:text-properties fo:font-size="12pt" style:font-size-asian="12pt" style:font-size-complex="12pt"/>
      <style:map style:condition="of:is-true-formula(AND($$task_start&lt;=[.I$5];ROUNDDOWN(($$task_end-$$task_start+1)*$$task_progress;0)+$$task_start-1&gt;=[.I$5]))" style:apply-style-name="cf2" style:base-cell-address="ProjectSchedule.I7"/>
      <style:map style:condition="of:is-true-formula(AND($$task_end&gt;=[.I$5];$$task_start&lt;[.J$5]))" style:apply-style-name="cf20" style:base-cell-address="ProjectSchedule.I7"/>
      <style:map style:condition="of:is-true-formula(AND(TODAY()&gt;=[.I$5];TODAY()&lt;[.J$5]))" style:apply-style-name="cf21" style:base-cell-address="ProjectSchedule.I7"/>
    </style:style>
    <style:style style:name="ce105" style:family="table-cell" style:parent-style-name="Default" style:data-style-name="N0">
      <style:table-cell-properties fo:border-top="2pt solid #D9D9D9" fo:border-bottom="2pt solid #D9D9D9" fo:border-left="thin solid #D9D9D9" fo:border-right="thin solid #D9D9D9" style:vertical-align="middle" fo:background-color="transparent"/>
      <style:text-properties fo:font-size="12pt" style:font-size-asian="12pt" style:font-size-complex="12pt"/>
      <style:map style:condition="of:is-true-formula(AND($$task_start&lt;=[.I$5];ROUNDDOWN(($$task_end-$$task_start+1)*$$task_progress;0)+$$task_start-1&gt;=[.I$5]))" style:apply-style-name="cf2" style:base-cell-address="ProjectSchedule.I7"/>
      <style:map style:condition="of:is-true-formula(AND($$task_end&gt;=[.I$5];$$task_start&lt;[.J$5]))" style:apply-style-name="cf20" style:base-cell-address="ProjectSchedule.I7"/>
      <style:map style:condition="of:is-true-formula(AND(TODAY()&gt;=[.I$5];TODAY()&lt;[.J$5]))" style:apply-style-name="cf21" style:base-cell-address="ProjectSchedule.I17"/>
    </style:style>
    <style:style style:name="ce106" style:family="table-cell" style:parent-style-name="Default" style:data-style-name="N0">
      <style:table-cell-properties fo:border-top="2pt solid #D9D9D9" fo:border-bottom="2pt solid #D9D9D9" fo:border-left="thin solid #D9D9D9" fo:border-right="thin solid #D9D9D9" style:vertical-align="middle" fo:background-color="transparent" style:repeat-content="false"/>
      <style:paragraph-properties fo:text-align="end" fo:margin-right="0cm"/>
      <style:text-properties fo:font-size="12pt" style:font-size-asian="12pt" style:font-size-complex="12pt"/>
      <style:map style:condition="of:is-true-formula(AND($$task_start&lt;=[.I$5];ROUNDDOWN(($$task_end-$$task_start+1)*$$task_progress;0)+$$task_start-1&gt;=[.I$5]))" style:apply-style-name="cf2" style:base-cell-address="ProjectSchedule.I7"/>
      <style:map style:condition="of:is-true-formula(AND($$task_end&gt;=[.I$5];$$task_start&lt;[.J$5]))" style:apply-style-name="cf20" style:base-cell-address="ProjectSchedule.I7"/>
      <style:map style:condition="of:is-true-formula(AND(TODAY()&gt;=[.I$5];TODAY()&lt;[.J$5]))" style:apply-style-name="cf21" style:base-cell-address="ProjectSchedule.I17"/>
    </style:style>
    <style:style style:name="ce107" style:family="table-cell" style:parent-style-name="Default" style:data-style-name="N0">
      <style:table-cell-properties fo:border-top="2pt solid #D9D9D9" fo:border-bottom="2pt solid #D9D9D9" fo:border-left="thin solid #D9D9D9" fo:border-right="thin solid #D9D9D9" style:vertical-align="middle" fo:background-color="transparent"/>
      <style:text-properties fo:font-size="12pt" style:font-size-asian="12pt" style:font-size-complex="12pt"/>
      <style:map style:condition="of:is-true-formula(AND($$task_start&lt;=[.I$5];ROUNDDOWN(($$task_end-$$task_start+1)*$$task_progress;0)+$$task_start-1&gt;=[.I$5]))" style:apply-style-name="cf2" style:base-cell-address="ProjectSchedule.I23"/>
      <style:map style:condition="of:is-true-formula(AND($$task_end&gt;=[.I$5];$$task_start&lt;[.J$5]))" style:apply-style-name="cf20" style:base-cell-address="ProjectSchedule.I23"/>
      <style:map style:condition="of:is-true-formula(AND(TODAY()&gt;=[.I$5];TODAY()&lt;[.J$5]))" style:apply-style-name="cf21" style:base-cell-address="ProjectSchedule.I23"/>
    </style:style>
    <style:style style:name="ce108" style:family="table-cell" style:parent-style-name="Default" style:data-style-name="N0">
      <style:table-cell-properties fo:border-top="2pt solid #D9D9D9" fo:border-bottom="2pt solid #D9D9D9" fo:border-left="thin solid #D9D9D9" fo:border-right="thin solid #D9D9D9" style:vertical-align="middle" fo:background-color="transparent"/>
      <style:map style:condition="of:is-true-formula(AND($$task_start&lt;=[.I$5];ROUNDDOWN(($$task_end-$$task_start+1)*$$task_progress;0)+$$task_start-1&gt;=[.I$5]))" style:apply-style-name="cf2" style:base-cell-address="ProjectSchedule.I7"/>
      <style:map style:condition="of:is-true-formula(AND($$task_end&gt;=[.I$5];$$task_start&lt;[.J$5]))" style:apply-style-name="cf20" style:base-cell-address="ProjectSchedule.I7"/>
      <style:map style:condition="of:is-true-formula(AND(TODAY()&gt;=[.I$5];TODAY()&lt;[.J$5]))" style:apply-style-name="cf21" style:base-cell-address="ProjectSchedule.I24"/>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Display Week" table:display="true">
            <text:p>Changing this number will scroll the Gantt Chart view.</text:p>
          </table:help-message>
          <table:error-message/>
        </table:content-validation>
      </table:content-validations>
      <table:table table:name="ProjectSchedule" table:style-name="ta1">
        <table:table-column table:style-name="co1" table:default-cell-style-name="ce11"/>
        <table:table-column table:style-name="co2" table:default-cell-style-name="ce1"/>
        <table:table-column table:style-name="co3" table:default-cell-style-name="ce1"/>
        <table:table-column table:style-name="co4" table:default-cell-style-name="ce1"/>
        <table:table-column table:style-name="co5" table:default-cell-style-name="ce13"/>
        <table:table-column table:style-name="co5" table:default-cell-style-name="ce1"/>
        <table:table-column table:style-name="co1" table:default-cell-style-name="ce8"/>
        <table:table-column table:style-name="co6" table:default-cell-style-name="ce8" table:visibility="collapse"/>
        <table:table-column table:style-name="co7" table:number-columns-repeated="56" table:default-cell-style-name="ce8"/>
        <table:table-column table:style-name="co8" table:number-columns-repeated="16320" table:default-cell-style-name="ce1"/>
        <table:table-row table:style-name="ro1">
          <table:table-cell office:value-type="string" table:style-name="ce2">
            <text:p>Create a Project Schedule in this worksheet.</text:p>
            <text:p>Enter title of this project in cell B1.<text:s/></text:p>
            <text:p>Information about how to use this worksheet, including instructions for screen readers and the author of this workbook is in the About worksheet.</text:p>
            <text:p>Continue navigating down column A to hear further instructions.</text:p>
          </table:table-cell>
          <table:table-cell office:value-type="string" table:style-name="ce3">
            <text:p>Software Development group project</text:p>
          </table:table-cell>
          <table:table-cell table:style-name="ce4"/>
          <table:table-cell table:style-name="ce5"/>
          <table:table-cell table:style-name="ce6"/>
          <table:table-cell table:style-name="ce7"/>
          <table:table-cell table:style-name="ce8"/>
          <table:table-cell table:style-name="ce9"/>
          <table:table-cell table:style-name="ce10"/>
          <table:table-cell table:number-columns-repeated="55" table:style-name="ce8"/>
          <table:table-cell table:number-columns-repeated="16320"/>
        </table:table-row>
        <table:table-row table:style-name="ro1">
          <table:table-cell office:value-type="string" table:style-name="ce11">
            <text:p>Enter Company Name in cell B2.</text:p>
          </table:table-cell>
          <table:table-cell office:value-type="string" table:style-name="ce12">
            <text:p>Company:NetCompany/Group E</text:p>
          </table:table-cell>
          <table:table-cell table:number-columns-repeated="2" table:style-name="ce1"/>
          <table:table-cell table:style-name="ce13"/>
          <table:table-cell table:style-name="ce1"/>
          <table:table-cell table:number-columns-repeated="2" table:style-name="ce8"/>
          <table:table-cell table:style-name="ce14"/>
          <table:table-cell table:number-columns-repeated="55" table:style-name="ce8"/>
          <table:table-cell table:number-columns-repeated="16320"/>
        </table:table-row>
        <table:table-row table:style-name="ro1">
          <table:table-cell office:value-type="string" table:style-name="ce11">
            <text:p>Enter the name of the Project Lead in cell B3. Enter the Project Start date in cell E3. Project Start: label is in cell C3.</text:p>
          </table:table-cell>
          <table:table-cell office:value-type="string" table:style-name="ce15">
            <text:p>Aleka psarrou</text:p>
          </table:table-cell>
          <table:table-cell office:value-type="string" table:number-columns-spanned="2" table:number-rows-spanned="1" table:style-name="ce77">
            <text:p>Project Start:</text:p>
          </table:table-cell>
          <table:covered-table-cell/>
          <table:table-cell office:value-type="date" office:date-value="2023-01-24T00:00:00" table:number-columns-spanned="2" table:number-rows-spanned="1" table:style-name="ce78">
            <text:p><text:s/>24/1/2023</text:p>
          </table:table-cell>
          <table:covered-table-cell/>
          <table:table-cell table:number-columns-repeated="58" table:style-name="ce8"/>
          <table:table-cell table:number-columns-repeated="16320"/>
        </table:table-row>
        <table:table-row table:style-name="ro1">
          <table:table-cell office:value-type="string" table:style-name="ce2">
            <text:p>The Display Week in cell E4 <text:s/>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style-name="ce1"/>
          <table:table-cell office:value-type="string" table:number-columns-spanned="2" table:number-rows-spanned="1" table:style-name="ce77">
            <text:p>Display Week:</text:p>
          </table:table-cell>
          <table:covered-table-cell/>
          <table:table-cell office:value-type="float" office:value="1" table:content-validation-name="val1" table:style-name="ce16">
            <text:p>1</text:p>
          </table:table-cell>
          <table:table-cell table:style-name="ce1"/>
          <table:table-cell table:number-columns-repeated="2" table:style-name="ce8"/>
          <table:table-cell office:value-type="date" office:date-value="2023-01-23T00:00:00" table:formula="of:=[.I5]" table:number-columns-spanned="7" table:number-rows-spanned="1" table:style-name="ce79">
            <text:p>Jan 23, 2023</text:p>
          </table:table-cell>
          <table:covered-table-cell table:number-columns-repeated="6"/>
          <table:table-cell office:value-type="date" office:date-value="2023-01-30T00:00:00" table:formula="of:=[.P5]" table:number-columns-spanned="7" table:number-rows-spanned="1" table:style-name="ce79">
            <text:p>Jan 30, 2023</text:p>
          </table:table-cell>
          <table:covered-table-cell table:number-columns-repeated="6"/>
          <table:table-cell office:value-type="date" office:date-value="2023-02-06T00:00:00" table:formula="of:=[.W5]" table:number-columns-spanned="7" table:number-rows-spanned="1" table:style-name="ce79">
            <text:p>Feb 6, 2023</text:p>
          </table:table-cell>
          <table:covered-table-cell table:number-columns-repeated="6"/>
          <table:table-cell office:value-type="date" office:date-value="2023-02-13T00:00:00" table:formula="of:=[.AD5]" table:number-columns-spanned="7" table:number-rows-spanned="1" table:style-name="ce79">
            <text:p>Feb 13, 2023</text:p>
          </table:table-cell>
          <table:covered-table-cell table:number-columns-repeated="6"/>
          <table:table-cell office:value-type="date" office:date-value="2023-02-20T00:00:00" table:formula="of:=[.AK5]" table:number-columns-spanned="7" table:number-rows-spanned="1" table:style-name="ce79">
            <text:p>Feb 20, 2023</text:p>
          </table:table-cell>
          <table:covered-table-cell table:number-columns-repeated="6"/>
          <table:table-cell office:value-type="date" office:date-value="2023-02-27T00:00:00" table:formula="of:=[.AR5]" table:number-columns-spanned="7" table:number-rows-spanned="1" table:style-name="ce79">
            <text:p>Feb 27, 2023</text:p>
          </table:table-cell>
          <table:covered-table-cell table:number-columns-repeated="6"/>
          <table:table-cell office:value-type="date" office:date-value="2023-03-06T00:00:00" table:formula="of:=[.AY5]" table:number-columns-spanned="7" table:number-rows-spanned="1" table:style-name="ce79">
            <text:p>Mar 6, 2023</text:p>
          </table:table-cell>
          <table:covered-table-cell table:number-columns-repeated="6"/>
          <table:table-cell office:value-type="date" office:date-value="2023-03-13T00:00:00" table:formula="of:=[.BF5]" table:number-columns-spanned="7" table:number-rows-spanned="1" table:style-name="ce79">
            <text:p>Mar 13, 2023</text:p>
          </table:table-cell>
          <table:covered-table-cell table:number-columns-repeated="6"/>
          <table:table-cell table:number-columns-repeated="16320"/>
        </table:table-row>
        <table:table-row table:style-name="ro2">
          <table:table-cell office:value-type="string" table:style-name="ce2">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number-columns-repeated="5" table:style-name="ce17"/>
          <table:table-cell table:style-name="ce18"/>
          <table:table-cell table:style-name="ce8"/>
          <table:table-cell office:value-type="date" office:date-value="2023-01-23T00:00:00" table:formula="of:=$$Project_Start-WEEKDAY($$Project_Start;1)+2+7*($$Display_Week-1)" table:style-name="ce100">
            <text:p>23</text:p>
          </table:table-cell>
          <table:table-cell office:value-type="date" office:date-value="2023-01-24T00:00:00" table:formula="of:=[.I5]+1" table:style-name="ce101">
            <text:p>24</text:p>
          </table:table-cell>
          <table:table-cell office:value-type="date" office:date-value="2023-01-25T00:00:00" table:formula="of:=[.J5]+1" table:style-name="ce101">
            <text:p>25</text:p>
          </table:table-cell>
          <table:table-cell office:value-type="date" office:date-value="2023-01-26T00:00:00" table:formula="of:=[.K5]+1" table:style-name="ce101">
            <text:p>26</text:p>
          </table:table-cell>
          <table:table-cell office:value-type="date" office:date-value="2023-01-27T00:00:00" table:formula="of:=[.L5]+1" table:style-name="ce101">
            <text:p>27</text:p>
          </table:table-cell>
          <table:table-cell office:value-type="date" office:date-value="2023-01-28T00:00:00" table:formula="of:=[.M5]+1" table:style-name="ce101">
            <text:p>28</text:p>
          </table:table-cell>
          <table:table-cell office:value-type="date" office:date-value="2023-01-29T00:00:00" table:formula="of:=[.N5]+1" table:style-name="ce102">
            <text:p>29</text:p>
          </table:table-cell>
          <table:table-cell office:value-type="date" office:date-value="2023-01-30T00:00:00" table:formula="of:=[.O5]+1" table:style-name="ce100">
            <text:p>30</text:p>
          </table:table-cell>
          <table:table-cell office:value-type="date" office:date-value="2023-01-31T00:00:00" table:formula="of:=[.P5]+1" table:style-name="ce101">
            <text:p>31</text:p>
          </table:table-cell>
          <table:table-cell office:value-type="date" office:date-value="2023-02-01T00:00:00" table:formula="of:=[.Q5]+1" table:style-name="ce101">
            <text:p>1</text:p>
          </table:table-cell>
          <table:table-cell office:value-type="date" office:date-value="2023-02-02T00:00:00" table:formula="of:=[.R5]+1" table:style-name="ce101">
            <text:p>2</text:p>
          </table:table-cell>
          <table:table-cell office:value-type="date" office:date-value="2023-02-03T00:00:00" table:formula="of:=[.S5]+1" table:style-name="ce101">
            <text:p>3</text:p>
          </table:table-cell>
          <table:table-cell office:value-type="date" office:date-value="2023-02-04T00:00:00" table:formula="of:=[.T5]+1" table:style-name="ce101">
            <text:p>4</text:p>
          </table:table-cell>
          <table:table-cell office:value-type="date" office:date-value="2023-02-05T00:00:00" table:formula="of:=[.U5]+1" table:style-name="ce102">
            <text:p>5</text:p>
          </table:table-cell>
          <table:table-cell office:value-type="date" office:date-value="2023-02-06T00:00:00" table:formula="of:=[.V5]+1" table:style-name="ce100">
            <text:p>6</text:p>
          </table:table-cell>
          <table:table-cell office:value-type="date" office:date-value="2023-02-07T00:00:00" table:formula="of:=[.W5]+1" table:style-name="ce101">
            <text:p>7</text:p>
          </table:table-cell>
          <table:table-cell office:value-type="date" office:date-value="2023-02-08T00:00:00" table:formula="of:=[.X5]+1" table:style-name="ce101">
            <text:p>8</text:p>
          </table:table-cell>
          <table:table-cell office:value-type="date" office:date-value="2023-02-09T00:00:00" table:formula="of:=[.Y5]+1" table:style-name="ce101">
            <text:p>9</text:p>
          </table:table-cell>
          <table:table-cell office:value-type="date" office:date-value="2023-02-10T00:00:00" table:formula="of:=[.Z5]+1" table:style-name="ce101">
            <text:p>10</text:p>
          </table:table-cell>
          <table:table-cell office:value-type="date" office:date-value="2023-02-11T00:00:00" table:formula="of:=[.AA5]+1" table:style-name="ce101">
            <text:p>11</text:p>
          </table:table-cell>
          <table:table-cell office:value-type="date" office:date-value="2023-02-12T00:00:00" table:formula="of:=[.AB5]+1" table:style-name="ce102">
            <text:p>12</text:p>
          </table:table-cell>
          <table:table-cell office:value-type="date" office:date-value="2023-02-13T00:00:00" table:formula="of:=[.AC5]+1" table:style-name="ce100">
            <text:p>13</text:p>
          </table:table-cell>
          <table:table-cell office:value-type="date" office:date-value="2023-02-14T00:00:00" table:formula="of:=[.AD5]+1" table:style-name="ce101">
            <text:p>14</text:p>
          </table:table-cell>
          <table:table-cell office:value-type="date" office:date-value="2023-02-15T00:00:00" table:formula="of:=[.AE5]+1" table:style-name="ce101">
            <text:p>15</text:p>
          </table:table-cell>
          <table:table-cell office:value-type="date" office:date-value="2023-02-16T00:00:00" table:formula="of:=[.AF5]+1" table:style-name="ce101">
            <text:p>16</text:p>
          </table:table-cell>
          <table:table-cell office:value-type="date" office:date-value="2023-02-17T00:00:00" table:formula="of:=[.AG5]+1" table:style-name="ce101">
            <text:p>17</text:p>
          </table:table-cell>
          <table:table-cell office:value-type="date" office:date-value="2023-02-18T00:00:00" table:formula="of:=[.AH5]+1" table:style-name="ce101">
            <text:p>18</text:p>
          </table:table-cell>
          <table:table-cell office:value-type="date" office:date-value="2023-02-19T00:00:00" table:formula="of:=[.AI5]+1" table:style-name="ce102">
            <text:p>19</text:p>
          </table:table-cell>
          <table:table-cell office:value-type="date" office:date-value="2023-02-20T00:00:00" table:formula="of:=[.AJ5]+1" table:style-name="ce100">
            <text:p>20</text:p>
          </table:table-cell>
          <table:table-cell office:value-type="date" office:date-value="2023-02-21T00:00:00" table:formula="of:=[.AK5]+1" table:style-name="ce101">
            <text:p>21</text:p>
          </table:table-cell>
          <table:table-cell office:value-type="date" office:date-value="2023-02-22T00:00:00" table:formula="of:=[.AL5]+1" table:style-name="ce101">
            <text:p>22</text:p>
          </table:table-cell>
          <table:table-cell office:value-type="date" office:date-value="2023-02-23T00:00:00" table:formula="of:=[.AM5]+1" table:style-name="ce101">
            <text:p>23</text:p>
          </table:table-cell>
          <table:table-cell office:value-type="date" office:date-value="2023-02-24T00:00:00" table:formula="of:=[.AN5]+1" table:style-name="ce101">
            <text:p>24</text:p>
          </table:table-cell>
          <table:table-cell office:value-type="date" office:date-value="2023-02-25T00:00:00" table:formula="of:=[.AO5]+1" table:style-name="ce101">
            <text:p>25</text:p>
          </table:table-cell>
          <table:table-cell office:value-type="date" office:date-value="2023-02-26T00:00:00" table:formula="of:=[.AP5]+1" table:style-name="ce102">
            <text:p>26</text:p>
          </table:table-cell>
          <table:table-cell office:value-type="date" office:date-value="2023-02-27T00:00:00" table:formula="of:=[.AQ5]+1" table:style-name="ce100">
            <text:p>27</text:p>
          </table:table-cell>
          <table:table-cell office:value-type="date" office:date-value="2023-02-28T00:00:00" table:formula="of:=[.AR5]+1" table:style-name="ce101">
            <text:p>28</text:p>
          </table:table-cell>
          <table:table-cell office:value-type="date" office:date-value="2023-03-01T00:00:00" table:formula="of:=[.AS5]+1" table:style-name="ce101">
            <text:p>1</text:p>
          </table:table-cell>
          <table:table-cell office:value-type="date" office:date-value="2023-03-02T00:00:00" table:formula="of:=[.AT5]+1" table:style-name="ce101">
            <text:p>2</text:p>
          </table:table-cell>
          <table:table-cell office:value-type="date" office:date-value="2023-03-03T00:00:00" table:formula="of:=[.AU5]+1" table:style-name="ce101">
            <text:p>3</text:p>
          </table:table-cell>
          <table:table-cell office:value-type="date" office:date-value="2023-03-04T00:00:00" table:formula="of:=[.AV5]+1" table:style-name="ce101">
            <text:p>4</text:p>
          </table:table-cell>
          <table:table-cell office:value-type="date" office:date-value="2023-03-05T00:00:00" table:formula="of:=[.AW5]+1" table:style-name="ce102">
            <text:p>5</text:p>
          </table:table-cell>
          <table:table-cell office:value-type="date" office:date-value="2023-03-06T00:00:00" table:formula="of:=[.AX5]+1" table:style-name="ce100">
            <text:p>6</text:p>
          </table:table-cell>
          <table:table-cell office:value-type="date" office:date-value="2023-03-07T00:00:00" table:formula="of:=[.AY5]+1" table:style-name="ce101">
            <text:p>7</text:p>
          </table:table-cell>
          <table:table-cell office:value-type="date" office:date-value="2023-03-08T00:00:00" table:formula="of:=[.AZ5]+1" table:style-name="ce101">
            <text:p>8</text:p>
          </table:table-cell>
          <table:table-cell office:value-type="date" office:date-value="2023-03-09T00:00:00" table:formula="of:=[.BA5]+1" table:style-name="ce101">
            <text:p>9</text:p>
          </table:table-cell>
          <table:table-cell office:value-type="date" office:date-value="2023-03-10T00:00:00" table:formula="of:=[.BB5]+1" table:style-name="ce101">
            <text:p>10</text:p>
          </table:table-cell>
          <table:table-cell office:value-type="date" office:date-value="2023-03-11T00:00:00" table:formula="of:=[.BC5]+1" table:style-name="ce101">
            <text:p>11</text:p>
          </table:table-cell>
          <table:table-cell office:value-type="date" office:date-value="2023-03-12T00:00:00" table:formula="of:=[.BD5]+1" table:style-name="ce102">
            <text:p>12</text:p>
          </table:table-cell>
          <table:table-cell office:value-type="date" office:date-value="2023-03-13T00:00:00" table:formula="of:=[.BE5]+1" table:style-name="ce100">
            <text:p>13</text:p>
          </table:table-cell>
          <table:table-cell office:value-type="date" office:date-value="2023-03-14T00:00:00" table:formula="of:=[.BF5]+1" table:style-name="ce101">
            <text:p>14</text:p>
          </table:table-cell>
          <table:table-cell office:value-type="date" office:date-value="2023-03-15T00:00:00" table:formula="of:=[.BG5]+1" table:style-name="ce101">
            <text:p>15</text:p>
          </table:table-cell>
          <table:table-cell office:value-type="date" office:date-value="2023-03-16T00:00:00" table:formula="of:=[.BH5]+1" table:style-name="ce101">
            <text:p>16</text:p>
          </table:table-cell>
          <table:table-cell office:value-type="date" office:date-value="2023-03-17T00:00:00" table:formula="of:=[.BI5]+1" table:style-name="ce101">
            <text:p>17</text:p>
          </table:table-cell>
          <table:table-cell office:value-type="date" office:date-value="2023-03-18T00:00:00" table:formula="of:=[.BJ5]+1" table:style-name="ce101">
            <text:p>18</text:p>
          </table:table-cell>
          <table:table-cell office:value-type="date" office:date-value="2023-03-19T00:00:00" table:formula="of:=[.BK5]+1" table:style-name="ce93">
            <text:p>19</text:p>
          </table:table-cell>
          <table:table-cell table:number-columns-repeated="16320"/>
        </table:table-row>
        <table:table-row table:style-name="ro1">
          <table:table-cell office:value-type="string" table:style-name="ce2">
            <text:p>This row contains headers for the project schedule that follows below them.<text:s/></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office:value-type="string" table:style-name="ce22">
            <text:p>TASK</text:p>
          </table:table-cell>
          <table:table-cell office:value-type="string" table:style-name="ce23">
            <text:p>ASSIGNED</text:p>
            <text:p>TO</text:p>
          </table:table-cell>
          <table:table-cell office:value-type="string" table:style-name="ce23">
            <text:p>PROGRESS</text:p>
          </table:table-cell>
          <table:table-cell office:value-type="string" table:style-name="ce23">
            <text:p>START</text:p>
          </table:table-cell>
          <table:table-cell office:value-type="string" table:style-name="ce23">
            <text:p>END</text:p>
          </table:table-cell>
          <table:table-cell table:style-name="ce24"/>
          <table:table-cell office:value-type="string" table:style-name="ce24">
            <text:p>DAYS</text:p>
          </table:table-cell>
          <table:table-cell office:value-type="string" office:string-value="M" table:formula="of:=LEFT(TEXT([.I5];&quot;ddd&quot;);1)" table:style-name="ce103">
            <text:p>M</text:p>
          </table:table-cell>
          <table:table-cell office:value-type="string" office:string-value="T" table:formula="of:=LEFT(TEXT([.J5];&quot;ddd&quot;);1)" table:style-name="ce103">
            <text:p>T</text:p>
          </table:table-cell>
          <table:table-cell office:value-type="string" office:string-value="W" table:formula="of:=LEFT(TEXT([.K5];&quot;ddd&quot;);1)" table:style-name="ce103">
            <text:p>W</text:p>
          </table:table-cell>
          <table:table-cell office:value-type="string" office:string-value="T" table:formula="of:=LEFT(TEXT([.L5];&quot;ddd&quot;);1)" table:style-name="ce103">
            <text:p>T</text:p>
          </table:table-cell>
          <table:table-cell office:value-type="string" office:string-value="F" table:formula="of:=LEFT(TEXT([.M5];&quot;ddd&quot;);1)" table:style-name="ce103">
            <text:p>F</text:p>
          </table:table-cell>
          <table:table-cell office:value-type="string" office:string-value="S" table:formula="of:=LEFT(TEXT([.N5];&quot;ddd&quot;);1)" table:style-name="ce103">
            <text:p>S</text:p>
          </table:table-cell>
          <table:table-cell office:value-type="string" office:string-value="S" table:formula="of:=LEFT(TEXT([.O5];&quot;ddd&quot;);1)" table:style-name="ce103">
            <text:p>S</text:p>
          </table:table-cell>
          <table:table-cell office:value-type="string" office:string-value="M" table:formula="of:=LEFT(TEXT([.P5];&quot;ddd&quot;);1)" table:style-name="ce103">
            <text:p>M</text:p>
          </table:table-cell>
          <table:table-cell office:value-type="string" office:string-value="T" table:formula="of:=LEFT(TEXT([.Q5];&quot;ddd&quot;);1)" table:style-name="ce103">
            <text:p>T</text:p>
          </table:table-cell>
          <table:table-cell office:value-type="string" office:string-value="W" table:formula="of:=LEFT(TEXT([.R5];&quot;ddd&quot;);1)" table:style-name="ce103">
            <text:p>W</text:p>
          </table:table-cell>
          <table:table-cell office:value-type="string" office:string-value="T" table:formula="of:=LEFT(TEXT([.S5];&quot;ddd&quot;);1)" table:style-name="ce103">
            <text:p>T</text:p>
          </table:table-cell>
          <table:table-cell office:value-type="string" office:string-value="F" table:formula="of:=LEFT(TEXT([.T5];&quot;ddd&quot;);1)" table:style-name="ce103">
            <text:p>F</text:p>
          </table:table-cell>
          <table:table-cell office:value-type="string" office:string-value="S" table:formula="of:=LEFT(TEXT([.U5];&quot;ddd&quot;);1)" table:style-name="ce103">
            <text:p>S</text:p>
          </table:table-cell>
          <table:table-cell office:value-type="string" office:string-value="S" table:formula="of:=LEFT(TEXT([.V5];&quot;ddd&quot;);1)" table:style-name="ce103">
            <text:p>S</text:p>
          </table:table-cell>
          <table:table-cell office:value-type="string" office:string-value="M" table:formula="of:=LEFT(TEXT([.W5];&quot;ddd&quot;);1)" table:style-name="ce103">
            <text:p>M</text:p>
          </table:table-cell>
          <table:table-cell office:value-type="string" office:string-value="T" table:formula="of:=LEFT(TEXT([.X5];&quot;ddd&quot;);1)" table:style-name="ce103">
            <text:p>T</text:p>
          </table:table-cell>
          <table:table-cell office:value-type="string" office:string-value="W" table:formula="of:=LEFT(TEXT([.Y5];&quot;ddd&quot;);1)" table:style-name="ce103">
            <text:p>W</text:p>
          </table:table-cell>
          <table:table-cell office:value-type="string" office:string-value="T" table:formula="of:=LEFT(TEXT([.Z5];&quot;ddd&quot;);1)" table:style-name="ce103">
            <text:p>T</text:p>
          </table:table-cell>
          <table:table-cell office:value-type="string" office:string-value="F" table:formula="of:=LEFT(TEXT([.AA5];&quot;ddd&quot;);1)" table:style-name="ce103">
            <text:p>F</text:p>
          </table:table-cell>
          <table:table-cell office:value-type="string" office:string-value="S" table:formula="of:=LEFT(TEXT([.AB5];&quot;ddd&quot;);1)" table:style-name="ce103">
            <text:p>S</text:p>
          </table:table-cell>
          <table:table-cell office:value-type="string" office:string-value="S" table:formula="of:=LEFT(TEXT([.AC5];&quot;ddd&quot;);1)" table:style-name="ce103">
            <text:p>S</text:p>
          </table:table-cell>
          <table:table-cell office:value-type="string" office:string-value="M" table:formula="of:=LEFT(TEXT([.AD5];&quot;ddd&quot;);1)" table:style-name="ce103">
            <text:p>M</text:p>
          </table:table-cell>
          <table:table-cell office:value-type="string" office:string-value="T" table:formula="of:=LEFT(TEXT([.AE5];&quot;ddd&quot;);1)" table:style-name="ce103">
            <text:p>T</text:p>
          </table:table-cell>
          <table:table-cell office:value-type="string" office:string-value="W" table:formula="of:=LEFT(TEXT([.AF5];&quot;ddd&quot;);1)" table:style-name="ce103">
            <text:p>W</text:p>
          </table:table-cell>
          <table:table-cell office:value-type="string" office:string-value="T" table:formula="of:=LEFT(TEXT([.AG5];&quot;ddd&quot;);1)" table:style-name="ce103">
            <text:p>T</text:p>
          </table:table-cell>
          <table:table-cell office:value-type="string" office:string-value="F" table:formula="of:=LEFT(TEXT([.AH5];&quot;ddd&quot;);1)" table:style-name="ce103">
            <text:p>F</text:p>
          </table:table-cell>
          <table:table-cell office:value-type="string" office:string-value="S" table:formula="of:=LEFT(TEXT([.AI5];&quot;ddd&quot;);1)" table:style-name="ce103">
            <text:p>S</text:p>
          </table:table-cell>
          <table:table-cell office:value-type="string" office:string-value="S" table:formula="of:=LEFT(TEXT([.AJ5];&quot;ddd&quot;);1)" table:style-name="ce103">
            <text:p>S</text:p>
          </table:table-cell>
          <table:table-cell office:value-type="string" office:string-value="M" table:formula="of:=LEFT(TEXT([.AK5];&quot;ddd&quot;);1)" table:style-name="ce103">
            <text:p>M</text:p>
          </table:table-cell>
          <table:table-cell office:value-type="string" office:string-value="T" table:formula="of:=LEFT(TEXT([.AL5];&quot;ddd&quot;);1)" table:style-name="ce103">
            <text:p>T</text:p>
          </table:table-cell>
          <table:table-cell office:value-type="string" office:string-value="W" table:formula="of:=LEFT(TEXT([.AM5];&quot;ddd&quot;);1)" table:style-name="ce103">
            <text:p>W</text:p>
          </table:table-cell>
          <table:table-cell office:value-type="string" office:string-value="T" table:formula="of:=LEFT(TEXT([.AN5];&quot;ddd&quot;);1)" table:style-name="ce103">
            <text:p>T</text:p>
          </table:table-cell>
          <table:table-cell office:value-type="string" office:string-value="F" table:formula="of:=LEFT(TEXT([.AO5];&quot;ddd&quot;);1)" table:style-name="ce103">
            <text:p>F</text:p>
          </table:table-cell>
          <table:table-cell office:value-type="string" office:string-value="S" table:formula="of:=LEFT(TEXT([.AP5];&quot;ddd&quot;);1)" table:style-name="ce103">
            <text:p>S</text:p>
          </table:table-cell>
          <table:table-cell office:value-type="string" office:string-value="S" table:formula="of:=LEFT(TEXT([.AQ5];&quot;ddd&quot;);1)" table:style-name="ce103">
            <text:p>S</text:p>
          </table:table-cell>
          <table:table-cell office:value-type="string" office:string-value="M" table:formula="of:=LEFT(TEXT([.AR5];&quot;ddd&quot;);1)" table:style-name="ce103">
            <text:p>M</text:p>
          </table:table-cell>
          <table:table-cell office:value-type="string" office:string-value="T" table:formula="of:=LEFT(TEXT([.AS5];&quot;ddd&quot;);1)" table:style-name="ce103">
            <text:p>T</text:p>
          </table:table-cell>
          <table:table-cell office:value-type="string" office:string-value="W" table:formula="of:=LEFT(TEXT([.AT5];&quot;ddd&quot;);1)" table:style-name="ce103">
            <text:p>W</text:p>
          </table:table-cell>
          <table:table-cell office:value-type="string" office:string-value="T" table:formula="of:=LEFT(TEXT([.AU5];&quot;ddd&quot;);1)" table:style-name="ce103">
            <text:p>T</text:p>
          </table:table-cell>
          <table:table-cell office:value-type="string" office:string-value="F" table:formula="of:=LEFT(TEXT([.AV5];&quot;ddd&quot;);1)" table:style-name="ce103">
            <text:p>F</text:p>
          </table:table-cell>
          <table:table-cell office:value-type="string" office:string-value="S" table:formula="of:=LEFT(TEXT([.AW5];&quot;ddd&quot;);1)" table:style-name="ce103">
            <text:p>S</text:p>
          </table:table-cell>
          <table:table-cell office:value-type="string" office:string-value="S" table:formula="of:=LEFT(TEXT([.AX5];&quot;ddd&quot;);1)" table:style-name="ce103">
            <text:p>S</text:p>
          </table:table-cell>
          <table:table-cell office:value-type="string" office:string-value="M" table:formula="of:=LEFT(TEXT([.AY5];&quot;ddd&quot;);1)" table:style-name="ce103">
            <text:p>M</text:p>
          </table:table-cell>
          <table:table-cell office:value-type="string" office:string-value="T" table:formula="of:=LEFT(TEXT([.AZ5];&quot;ddd&quot;);1)" table:style-name="ce103">
            <text:p>T</text:p>
          </table:table-cell>
          <table:table-cell office:value-type="string" office:string-value="W" table:formula="of:=LEFT(TEXT([.BA5];&quot;ddd&quot;);1)" table:style-name="ce103">
            <text:p>W</text:p>
          </table:table-cell>
          <table:table-cell office:value-type="string" office:string-value="T" table:formula="of:=LEFT(TEXT([.BB5];&quot;ddd&quot;);1)" table:style-name="ce103">
            <text:p>T</text:p>
          </table:table-cell>
          <table:table-cell office:value-type="string" office:string-value="F" table:formula="of:=LEFT(TEXT([.BC5];&quot;ddd&quot;);1)" table:style-name="ce103">
            <text:p>F</text:p>
          </table:table-cell>
          <table:table-cell office:value-type="string" office:string-value="S" table:formula="of:=LEFT(TEXT([.BD5];&quot;ddd&quot;);1)" table:style-name="ce103">
            <text:p>S</text:p>
          </table:table-cell>
          <table:table-cell office:value-type="string" office:string-value="S" table:formula="of:=LEFT(TEXT([.BE5];&quot;ddd&quot;);1)" table:style-name="ce103">
            <text:p>S</text:p>
          </table:table-cell>
          <table:table-cell office:value-type="string" office:string-value="M" table:formula="of:=LEFT(TEXT([.BF5];&quot;ddd&quot;);1)" table:style-name="ce103">
            <text:p>M</text:p>
          </table:table-cell>
          <table:table-cell office:value-type="string" office:string-value="T" table:formula="of:=LEFT(TEXT([.BG5];&quot;ddd&quot;);1)" table:style-name="ce103">
            <text:p>T</text:p>
          </table:table-cell>
          <table:table-cell office:value-type="string" office:string-value="W" table:formula="of:=LEFT(TEXT([.BH5];&quot;ddd&quot;);1)" table:style-name="ce103">
            <text:p>W</text:p>
          </table:table-cell>
          <table:table-cell office:value-type="string" office:string-value="T" table:formula="of:=LEFT(TEXT([.BI5];&quot;ddd&quot;);1)" table:style-name="ce103">
            <text:p>T</text:p>
          </table:table-cell>
          <table:table-cell office:value-type="string" office:string-value="F" table:formula="of:=LEFT(TEXT([.BJ5];&quot;ddd&quot;);1)" table:style-name="ce103">
            <text:p>F</text:p>
          </table:table-cell>
          <table:table-cell office:value-type="string" office:string-value="S" table:formula="of:=LEFT(TEXT([.BK5];&quot;ddd&quot;);1)" table:style-name="ce103">
            <text:p>S</text:p>
          </table:table-cell>
          <table:table-cell office:value-type="string" office:string-value="S" table:formula="of:=LEFT(TEXT([.BL5];&quot;ddd&quot;);1)" table:style-name="ce94">
            <text:p>S</text:p>
          </table:table-cell>
          <table:table-cell table:number-columns-repeated="16320"/>
        </table:table-row>
        <table:table-row table:style-name="ro1" table:visibility="collapse">
          <table:table-cell office:value-type="string" table:style-name="ce11">
            <text:p>Do not delete this row. This row is hidden to preserve a formula that is used to highlight the current day within the project schedule.<text:s/></text:p>
          </table:table-cell>
          <table:table-cell table:style-name="ce1"/>
          <table:table-cell table:style-name="ce26"/>
          <table:table-cell table:number-columns-repeated="3" table:style-name="ce1"/>
          <table:table-cell table:style-name="ce8"/>
          <table:table-cell office:value-type="string" office:string-value="" table:formula="of:=IF(OR(ISBLANK($$task_start);ISBLANK($$task_end));&quot;&quot;;$$task_end-$$task_start+1)" table:style-name="ce8"/>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5"/>
          <table:table-cell table:number-columns-repeated="16320"/>
        </table:table-row>
        <table:table-row table:style-name="ro1">
          <table:table-cell office:value-type="string" table:style-name="ce2">
            <text:p>Cell B8 contains the Phase 1 sample title.<text:s/></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text:s/></text:p>
            <text:p>The Gantt chart will automatically fill in the appropriate dates and shade according to the progress entered.</text:p>
            <text:p>To delete the phase and work only from tasks, simply delete this row.</text:p>
          </table:table-cell>
          <table:table-cell office:value-type="string" table:style-name="ce28">
            <text:p>Phase 1 Initial</text:p>
          </table:table-cell>
          <table:table-cell table:style-name="ce29"/>
          <table:table-cell table:style-name="ce30"/>
          <table:table-cell table:number-columns-repeated="2" table:style-name="ce31"/>
          <table:table-cell table:style-name="ce32"/>
          <table:table-cell office:value-type="string" office:string-value="" table:formula="of:=IF(OR(ISBLANK($$task_start);ISBLANK($$task_end));&quot;&quot;;$$task_end-$$task_start+1)" table:style-name="ce32"/>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5"/>
          <table:table-cell table:number-columns-repeated="16320" table:style-name="ce33"/>
        </table:table-row>
        <table:table-row table:style-name="ro1">
          <table:table-cell table:style-name="ce34"/>
          <table:table-cell office:value-type="string" table:style-name="ce35">
            <text:p>create a group<text:s/></text:p>
          </table:table-cell>
          <table:table-cell office:value-type="string" table:style-name="ce36">
            <text:p>Everyone</text:p>
          </table:table-cell>
          <table:table-cell office:value-type="percentage" office:value="1" table:style-name="ce37">
            <text:p>100%</text:p>
          </table:table-cell>
          <table:table-cell office:value-type="date" office:date-value="2023-01-24T00:00:00" table:formula="of:=$$Project_Start" table:style-name="ce38">
            <text:p>1/24/23</text:p>
          </table:table-cell>
          <table:table-cell office:value-type="date" office:date-value="2023-01-27T00:00:00" table:formula="of:=[.E9]+3" table:style-name="ce38">
            <text:p>1/27/23</text:p>
          </table:table-cell>
          <table:table-cell table:style-name="ce39"/>
          <table:table-cell office:value-type="float" office:value="4" table:formula="of:=IF(OR(ISBLANK($$task_start);ISBLANK($$task_end));&quot;&quot;;$$task_end-$$task_start+1)" table:style-name="ce39">
            <text:p>4</text:p>
          </table:table-cell>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6"/>
          <table:table-cell table:number-columns-repeated="16320" table:style-name="ce41"/>
        </table:table-row>
        <table:table-row table:style-name="ro1">
          <table:table-cell table:style-name="ce34"/>
          <table:table-cell office:value-type="string" table:style-name="ce35">
            <text:p>sign the contract for the group</text:p>
          </table:table-cell>
          <table:table-cell office:value-type="string" table:style-name="ce36">
            <text:p>Everyone</text:p>
          </table:table-cell>
          <table:table-cell office:value-type="percentage" office:value="1" table:style-name="ce37">
            <text:p>100%</text:p>
          </table:table-cell>
          <table:table-cell office:value-type="date" office:date-value="2023-01-28T00:00:00" table:formula="of:=[.F9]+1" table:style-name="ce38">
            <text:p>1/28/23</text:p>
          </table:table-cell>
          <table:table-cell office:value-type="date" office:date-value="2023-01-29T00:00:00" table:formula="of:=[.E10]+1" table:style-name="ce38">
            <text:p>1/29/23</text:p>
          </table:table-cell>
          <table:table-cell table:style-name="ce39"/>
          <table:table-cell office:value-type="float" office:value="2" table:formula="of:=IF(OR(ISBLANK($$task_start);ISBLANK($$task_end));&quot;&quot;;$$task_end-$$task_start+1)" table:style-name="ce39">
            <text:p>2</text:p>
          </table:table-cell>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2"/>
          <table:table-cell table:style-name="ce92"/>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6"/>
          <table:table-cell table:number-columns-repeated="16320" table:style-name="ce41"/>
        </table:table-row>
        <table:table-row table:style-name="ro1">
          <table:table-cell table:style-name="ce43"/>
          <table:table-cell office:value-type="string" table:style-name="ce35">
            <text:p>discuss the website criterial</text:p>
          </table:table-cell>
          <table:table-cell office:value-type="string" table:style-name="ce36">
            <text:p>Everyone<text:s/></text:p>
          </table:table-cell>
          <table:table-cell office:value-type="percentage" office:value="1" table:style-name="ce37">
            <text:p>100%</text:p>
          </table:table-cell>
          <table:table-cell office:value-type="date" office:date-value="2023-01-28T00:00:00" table:formula="of:=[.E10]" table:style-name="ce38">
            <text:p>1/28/23</text:p>
          </table:table-cell>
          <table:table-cell office:value-type="date" office:date-value="2023-01-31T00:00:00" table:formula="of:=[.E11]+3" table:style-name="ce38">
            <text:p>1/31/23</text:p>
          </table:table-cell>
          <table:table-cell table:style-name="ce39"/>
          <table:table-cell office:value-type="float" office:value="4" table:formula="of:=IF(OR(ISBLANK($$task_start);ISBLANK($$task_end));&quot;&quot;;$$task_end-$$task_start+1)" table:style-name="ce39">
            <text:p>4</text:p>
          </table:table-cell>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6"/>
          <table:table-cell table:number-columns-repeated="16320" table:style-name="ce41"/>
        </table:table-row>
        <table:table-row table:style-name="ro1">
          <table:table-cell table:style-name="ce43"/>
          <table:table-cell office:value-type="string" table:style-name="ce35">
            <text:p>initial discussion of tasks<text:s/></text:p>
          </table:table-cell>
          <table:table-cell office:value-type="string" table:style-name="ce36">
            <text:p>Everyone</text:p>
          </table:table-cell>
          <table:table-cell office:value-type="percentage" office:value="1" table:style-name="ce37">
            <text:p>100%</text:p>
          </table:table-cell>
          <table:table-cell office:value-type="date" office:date-value="2023-02-01T00:00:00" table:formula="of:=[.F11]+1" table:style-name="ce38">
            <text:p>2/1/23</text:p>
          </table:table-cell>
          <table:table-cell office:value-type="date" office:date-value="2023-02-04T00:00:00" table:formula="of:=[.E12]+3" table:style-name="ce38">
            <text:p>2/4/23</text:p>
          </table:table-cell>
          <table:table-cell table:style-name="ce39"/>
          <table:table-cell office:value-type="float" office:value="4" table:formula="of:=IF(OR(ISBLANK($$task_start);ISBLANK($$task_end));&quot;&quot;;$$task_end-$$task_start+1)" table:style-name="ce39">
            <text:p>4</text:p>
          </table:table-cell>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2"/>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6"/>
          <table:table-cell table:number-columns-repeated="16320" table:style-name="ce41"/>
        </table:table-row>
        <table:table-row table:style-name="ro1">
          <table:table-cell table:style-name="ce43"/>
          <table:table-cell office:value-type="string" table:style-name="ce35">
            <text:p>dividing the tasks in group</text:p>
          </table:table-cell>
          <table:table-cell office:value-type="string" table:style-name="ce36">
            <text:p>Everyone</text:p>
          </table:table-cell>
          <table:table-cell office:value-type="percentage" office:value="1" table:style-name="ce37">
            <text:p>100%</text:p>
          </table:table-cell>
          <table:table-cell office:value-type="date" office:date-value="2023-02-02T00:00:00" table:formula="of:=[.E12]+1" table:style-name="ce38">
            <text:p>2/2/23</text:p>
          </table:table-cell>
          <table:table-cell office:value-type="date" office:date-value="2023-02-03T00:00:00" table:formula="of:=[.E13]+1" table:style-name="ce38">
            <text:p>2/3/23</text:p>
          </table:table-cell>
          <table:table-cell table:style-name="ce39"/>
          <table:table-cell office:value-type="float" office:value="2" table:formula="of:=IF(OR(ISBLANK($$task_start);ISBLANK($$task_end));&quot;&quot;;$$task_end-$$task_start+1)" table:style-name="ce39">
            <text:p>2</text:p>
          </table:table-cell>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6"/>
          <table:table-cell table:number-columns-repeated="16320" table:style-name="ce41"/>
        </table:table-row>
        <table:table-row table:number-rows-repeated="2" table:style-name="ro1">
          <table:table-cell table:style-name="ce43"/>
          <table:table-cell table:style-name="ce35"/>
          <table:table-cell table:style-name="ce36"/>
          <table:table-cell table:style-name="ce37"/>
          <table:table-cell table:number-columns-repeated="2" table:style-name="ce38"/>
          <table:table-cell table:number-columns-repeated="2" table:style-name="ce39"/>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104"/>
          <table:table-cell table:style-name="ce97"/>
          <table:table-cell table:number-columns-repeated="16320" table:style-name="ce41"/>
        </table:table-row>
        <table:table-row table:style-name="ro1">
          <table:table-cell table:style-name="ce11"/>
          <table:table-cell office:value-type="string" table:style-name="ce44">
            <text:p>Phase 2 design</text:p>
          </table:table-cell>
          <table:table-cell table:number-columns-repeated="2" table:style-name="ce45"/>
          <table:table-cell table:style-name="ce46"/>
          <table:table-cell table:style-name="ce45"/>
          <table:table-cell table:number-columns-repeated="58" table:style-name="ce8"/>
          <table:table-cell table:number-columns-repeated="16320" table:style-name="ce45"/>
        </table:table-row>
        <table:table-row table:style-name="ro1">
          <table:table-cell table:style-name="ce34"/>
          <table:table-cell office:value-type="string" table:style-name="ce47">
            <text:p>ERD<text:s/></text:p>
          </table:table-cell>
          <table:table-cell office:value-type="string" table:style-name="ce48">
            <text:p>Joven</text:p>
          </table:table-cell>
          <table:table-cell office:value-type="percentage" office:value="1" table:style-name="ce49">
            <text:p>100%</text:p>
          </table:table-cell>
          <table:table-cell office:value-type="date" office:date-value="2023-01-24T00:00:00" table:formula="of:=[.E9]" table:style-name="ce50">
            <text:p>1/24/23</text:p>
          </table:table-cell>
          <table:table-cell office:value-type="date" office:date-value="2023-02-14T00:00:00" table:formula="of:=[.E17]+21" table:style-name="ce50">
            <text:p>2/14/23</text:p>
          </table:table-cell>
          <table:table-cell table:style-name="ce39"/>
          <table:table-cell office:value-type="float" office:value="22" table:formula="of:=IF(OR(ISBLANK($$task_start);ISBLANK($$task_end));&quot;&quot;;$$task_end-$$task_start+1)" table:style-name="ce39">
            <text:p>22</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6"/>
          <table:table-cell table:style-name="ce106"/>
          <table:table-cell table:style-name="ce106"/>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51"/>
        </table:table-row>
        <table:table-row table:style-name="ro1">
          <table:table-cell table:style-name="ce43"/>
          <table:table-cell office:value-type="string" table:style-name="ce47">
            <text:p>initial WireFrame and mock up</text:p>
          </table:table-cell>
          <table:table-cell office:value-type="string" table:style-name="ce48">
            <text:p>Mohamed<text:s/></text:p>
          </table:table-cell>
          <table:table-cell office:value-type="percentage" office:value="1" table:style-name="ce49">
            <text:p>100%</text:p>
          </table:table-cell>
          <table:table-cell office:value-type="date" office:date-value="2023-02-06T00:00:00" table:formula="of:=[.E17]+13" table:style-name="ce50">
            <text:p>2/6/23</text:p>
          </table:table-cell>
          <table:table-cell office:value-type="date" office:date-value="2023-02-13T00:00:00" table:formula="of:=[.E18]+7" table:style-name="ce50">
            <text:p>2/13/23</text:p>
          </table:table-cell>
          <table:table-cell table:style-name="ce39"/>
          <table:table-cell office:value-type="float" office:value="8" table:formula="of:=IF(OR(ISBLANK($$task_start);ISBLANK($$task_end));&quot;&quot;;$$task_end-$$task_start+1)" table:style-name="ce39">
            <text:p>8</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51"/>
        </table:table-row>
        <table:table-row table:style-name="ro1">
          <table:table-cell table:style-name="ce43"/>
          <table:table-cell office:value-type="string" table:style-name="ce47">
            <text:p>User Diagram</text:p>
          </table:table-cell>
          <table:table-cell office:value-type="string" table:style-name="ce48">
            <text:p>Wallyson Silva</text:p>
          </table:table-cell>
          <table:table-cell office:value-type="percentage" office:value="1" table:style-name="ce49">
            <text:p>100%</text:p>
          </table:table-cell>
          <table:table-cell office:value-type="date" office:date-value="2023-02-13T00:00:00" table:formula="of:=[.F18]" table:style-name="ce50">
            <text:p>2/13/23</text:p>
          </table:table-cell>
          <table:table-cell office:value-type="date" office:date-value="2023-02-18T00:00:00" table:formula="of:=[.E19]+5" table:style-name="ce50">
            <text:p>2/18/23</text:p>
          </table:table-cell>
          <table:table-cell table:style-name="ce39"/>
          <table:table-cell office:value-type="float" office:value="6" table:formula="of:=IF(OR(ISBLANK($$task_start);ISBLANK($$task_end));&quot;&quot;;$$task_end-$$task_start+1)" table:style-name="ce39">
            <text:p>6</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6"/>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51"/>
        </table:table-row>
        <table:table-row table:style-name="ro1">
          <table:table-cell table:style-name="ce43"/>
          <table:table-cell office:value-type="string" table:style-name="ce47">
            <text:p>Sequence Diagram</text:p>
          </table:table-cell>
          <table:table-cell office:value-type="string" table:style-name="ce48">
            <text:p>Jimmy le</text:p>
          </table:table-cell>
          <table:table-cell office:value-type="percentage" office:value="1" table:style-name="ce49">
            <text:p>100%</text:p>
          </table:table-cell>
          <table:table-cell office:value-type="date" office:date-value="2023-02-19T00:00:00" table:formula="of:=[.F19]+1" table:style-name="ce50">
            <text:p>2/19/23</text:p>
          </table:table-cell>
          <table:table-cell office:value-type="date" office:date-value="2023-02-21T00:00:00" table:formula="of:=[.E20]+2" table:style-name="ce50">
            <text:p>2/21/23</text:p>
          </table:table-cell>
          <table:table-cell table:style-name="ce39"/>
          <table:table-cell office:value-type="float" office:value="3" table:formula="of:=IF(OR(ISBLANK($$task_start);ISBLANK($$task_end));&quot;&quot;;$$task_end-$$task_start+1)" table:style-name="ce39">
            <text:p>3</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51"/>
        </table:table-row>
        <table:table-row table:style-name="ro1">
          <table:table-cell table:style-name="ce43"/>
          <table:table-cell office:value-type="string" table:style-name="ce47">
            <text:p>Activity diagram</text:p>
          </table:table-cell>
          <table:table-cell office:value-type="string" table:style-name="ce48">
            <text:p>Adam,Laurence,Mohamed</text:p>
          </table:table-cell>
          <table:table-cell office:value-type="percentage" office:value="1" table:style-name="ce49">
            <text:p>100%</text:p>
          </table:table-cell>
          <table:table-cell office:value-type="date" office:date-value="2023-02-19T00:00:00" table:formula="of:=[.E20]" table:style-name="ce50">
            <text:p>2/19/23</text:p>
          </table:table-cell>
          <table:table-cell office:value-type="date" office:date-value="2023-02-22T00:00:00" table:formula="of:=[.E21]+3" table:style-name="ce50">
            <text:p>2/22/23</text:p>
          </table:table-cell>
          <table:table-cell table:number-columns-repeated="2" table:style-name="ce39"/>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51"/>
        </table:table-row>
        <table:table-row table:style-name="ro1">
          <table:table-cell table:style-name="ce43"/>
          <table:table-cell office:value-type="string" table:style-name="ce47">
            <text:p>create test plan</text:p>
          </table:table-cell>
          <table:table-cell office:value-type="string" table:style-name="ce48">
            <text:p>Jimmy le, Wallyson Silva,</text:p>
          </table:table-cell>
          <table:table-cell office:value-type="percentage" office:value="1" table:style-name="ce49">
            <text:p>100%</text:p>
          </table:table-cell>
          <table:table-cell office:value-type="date" office:date-value="2023-02-22T00:00:00" table:formula="of:=[.F21]" table:style-name="ce50">
            <text:p>2/22/23</text:p>
          </table:table-cell>
          <table:table-cell office:value-type="date" office:date-value="2023-02-24T00:00:00" table:formula="of:=[.E22]+2" table:style-name="ce50">
            <text:p>2/24/23</text:p>
          </table:table-cell>
          <table:table-cell table:number-columns-repeated="2" table:style-name="ce39"/>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51"/>
        </table:table-row>
        <table:table-row table:style-name="ro1">
          <table:table-cell table:style-name="ce43"/>
          <table:table-cell office:value-type="string" table:style-name="ce47">
            <text:p><text:s/>review design and improve inital designs based on feedback<text:s/></text:p>
          </table:table-cell>
          <table:table-cell office:value-type="string" table:style-name="ce48">
            <text:p>Jimmy le, Wallyson Silva,Mohamed,Joven,Adam,Laurence</text:p>
          </table:table-cell>
          <table:table-cell office:value-type="percentage" office:value="1" table:style-name="ce49">
            <text:p>100%</text:p>
          </table:table-cell>
          <table:table-cell office:value-type="date" office:date-value="2023-02-24T00:00:00" table:formula="of:=[.F22]" table:style-name="ce50">
            <text:p>2/24/23</text:p>
          </table:table-cell>
          <table:table-cell office:value-type="date" office:date-value="2023-03-01T00:00:00" table:formula="of:=[.E23]+5" table:style-name="ce50">
            <text:p>3/1/23</text:p>
          </table:table-cell>
          <table:table-cell table:number-columns-repeated="2" table:style-name="ce39"/>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107"/>
          <table:table-cell table:style-name="ce98"/>
          <table:table-cell table:number-columns-repeated="16320" table:style-name="ce51"/>
        </table:table-row>
        <table:table-row table:style-name="ro1">
          <table:table-cell office:value-type="string" table:style-name="ce11">
            <text:p>Sample phase title block</text:p>
          </table:table-cell>
          <table:table-cell office:value-type="string" table:style-name="ce52">
            <text:p>Phase 3 Development</text:p>
          </table:table-cell>
          <table:table-cell table:style-name="ce53"/>
          <table:table-cell table:style-name="ce54"/>
          <table:table-cell table:number-columns-repeated="2" table:style-name="ce55"/>
          <table:table-cell table:style-name="ce32"/>
          <table:table-cell office:value-type="string" office:string-value="" table:formula="of:=IF(OR(ISBLANK($$task_start);ISBLANK($$task_end));&quot;&quot;;$$task_end-$$task_start+1)" table:style-name="ce32"/>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95"/>
          <table:table-cell table:number-columns-repeated="16320" table:style-name="ce33"/>
        </table:table-row>
        <table:table-row table:style-name="ro1">
          <table:table-cell table:style-name="ce43"/>
          <table:table-cell office:value-type="string" table:style-name="ce56">
            <text:p>implement the design of the wireframes</text:p>
          </table:table-cell>
          <table:table-cell table:style-name="ce57"/>
          <table:table-cell table:style-name="ce58"/>
          <table:table-cell office:value-type="date" office:date-value="2023-03-03T00:00:00" table:formula="of:=[.F23]+2" table:style-name="ce59">
            <text:p>3/3/23</text:p>
          </table:table-cell>
          <table:table-cell office:value-type="date" office:date-value="2023-03-18T00:00:00" table:formula="of:=[.E25]+15" table:style-name="ce59">
            <text:p>3/18/23</text:p>
          </table:table-cell>
          <table:table-cell table:style-name="ce39"/>
          <table:table-cell office:value-type="float" office:value="16" table:formula="of:=IF(OR(ISBLANK($$task_start);ISBLANK($$task_end));&quot;&quot;;$$task_end-$$task_start+1)" table:style-name="ce39">
            <text:p>16</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60"/>
        </table:table-row>
        <table:table-row table:style-name="ro1">
          <table:table-cell table:style-name="ce43"/>
          <table:table-cell office:value-type="string" table:style-name="ce56">
            <text:p>create all the pages using html css and react js</text:p>
          </table:table-cell>
          <table:table-cell table:style-name="ce57"/>
          <table:table-cell table:style-name="ce58"/>
          <table:table-cell office:value-type="date" office:date-value="2023-03-19T00:00:00" table:formula="of:=[.F25]+1" table:style-name="ce59">
            <text:p>3/19/23</text:p>
          </table:table-cell>
          <table:table-cell office:value-type="date" office:date-value="2023-03-29T00:00:00" table:formula="of:=[.E26]+10" table:style-name="ce59">
            <text:p>3/29/23</text:p>
          </table:table-cell>
          <table:table-cell table:style-name="ce39"/>
          <table:table-cell office:value-type="float" office:value="11" table:formula="of:=IF(OR(ISBLANK($$task_start);ISBLANK($$task_end));&quot;&quot;;$$task_end-$$task_start+1)" table:style-name="ce39">
            <text:p>11</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60"/>
        </table:table-row>
        <table:table-row table:style-name="ro1">
          <table:table-cell table:style-name="ce43"/>
          <table:table-cell office:value-type="string" table:style-name="ce56">
            <text:p>implement php and link with mysql</text:p>
          </table:table-cell>
          <table:table-cell table:style-name="ce57"/>
          <table:table-cell table:style-name="ce58"/>
          <table:table-cell office:value-type="date" office:date-value="2023-03-24T00:00:00" table:formula="of:=[.E26]+5" table:style-name="ce59">
            <text:p>3/24/23</text:p>
          </table:table-cell>
          <table:table-cell office:value-type="date" office:date-value="2023-04-03T00:00:00" table:formula="of:=[.E27]+10" table:style-name="ce59">
            <text:p>4/3/23</text:p>
          </table:table-cell>
          <table:table-cell table:style-name="ce39"/>
          <table:table-cell office:value-type="float" office:value="11" table:formula="of:=IF(OR(ISBLANK($$task_start);ISBLANK($$task_end));&quot;&quot;;$$task_end-$$task_start+1)" table:style-name="ce39">
            <text:p>11</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60"/>
        </table:table-row>
        <table:table-row table:style-name="ro1">
          <table:table-cell table:style-name="ce43"/>
          <table:table-cell office:value-type="string" table:style-name="ce56">
            <text:p>create the back end for patient and admin</text:p>
          </table:table-cell>
          <table:table-cell table:style-name="ce57"/>
          <table:table-cell table:style-name="ce58"/>
          <table:table-cell office:value-type="date" office:date-value="2023-04-04T00:00:00" table:formula="of:=[.F27]+1" table:style-name="ce59">
            <text:p>4/4/23</text:p>
          </table:table-cell>
          <table:table-cell office:value-type="date" office:date-value="2023-04-14T00:00:00" table:formula="of:=[.E28]+10" table:style-name="ce59">
            <text:p>4/14/23</text:p>
          </table:table-cell>
          <table:table-cell table:style-name="ce39"/>
          <table:table-cell office:value-type="float" office:value="11" table:formula="of:=IF(OR(ISBLANK($$task_start);ISBLANK($$task_end));&quot;&quot;;$$task_end-$$task_start+1)" table:style-name="ce39">
            <text:p>11</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60"/>
        </table:table-row>
        <table:table-row table:style-name="ro1">
          <table:table-cell table:style-name="ce43"/>
          <table:table-cell office:value-type="string" table:style-name="ce56">
            <text:p>create the backend for doctor</text:p>
          </table:table-cell>
          <table:table-cell table:style-name="ce57"/>
          <table:table-cell table:style-name="ce58"/>
          <table:table-cell office:value-type="date" office:date-value="2023-04-14T00:00:00" table:formula="of:=[.F28]" table:style-name="ce59">
            <text:p>4/14/23</text:p>
          </table:table-cell>
          <table:table-cell office:value-type="date" office:date-value="2023-04-14T00:00:00" table:formula="of:=[.E29]" table:style-name="ce59">
            <text:p>4/14/23</text:p>
          </table:table-cell>
          <table:table-cell table:style-name="ce39"/>
          <table:table-cell office:value-type="float" office:value="1" table:formula="of:=IF(OR(ISBLANK($$task_start);ISBLANK($$task_end));&quot;&quot;;$$task_end-$$task_start+1)" table:style-name="ce39">
            <text:p>1</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60"/>
        </table:table-row>
        <table:table-row table:style-name="ro1">
          <table:table-cell office:value-type="string" table:style-name="ce11">
            <text:p>Sample phase title block</text:p>
          </table:table-cell>
          <table:table-cell office:value-type="string" table:style-name="ce61">
            <text:p>Phase 4 evaluate and deployment</text:p>
          </table:table-cell>
          <table:table-cell table:style-name="ce62"/>
          <table:table-cell table:style-name="ce63"/>
          <table:table-cell table:number-columns-repeated="2" table:style-name="ce64"/>
          <table:table-cell table:style-name="ce32"/>
          <table:table-cell office:value-type="string" office:string-value="" table:formula="of:=IF(OR(ISBLANK($$task_start);ISBLANK($$task_end));&quot;&quot;;$$task_end-$$task_start+1)" table:style-name="ce32"/>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108"/>
          <table:table-cell table:style-name="ce95"/>
          <table:table-cell table:number-columns-repeated="16320" table:style-name="ce33"/>
        </table:table-row>
        <table:table-row table:style-name="ro3">
          <table:table-cell table:style-name="ce43"/>
          <table:table-cell office:value-type="string" table:style-name="ce65">
            <text:p>Test the website<text:s text:c="2"/></text:p>
          </table:table-cell>
          <table:table-cell table:style-name="ce66"/>
          <table:table-cell table:style-name="ce67"/>
          <table:table-cell office:value-type="date" office:date-value="2023-04-14T00:00:00" table:formula="of:=[.F29]" table:style-name="ce68">
            <text:p>4/14/23</text:p>
          </table:table-cell>
          <table:table-cell office:value-type="date" office:date-value="2023-04-18T00:00:00" table:formula="of:=[.E31]+4" table:style-name="ce68">
            <text:p>4/18/23</text:p>
          </table:table-cell>
          <table:table-cell table:style-name="ce39"/>
          <table:table-cell office:value-type="float" office:value="5" table:formula="of:=IF(OR(ISBLANK($$task_start);ISBLANK($$task_end));&quot;&quot;;$$task_end-$$task_start+1)" table:style-name="ce39">
            <text:p>5</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60"/>
        </table:table-row>
        <table:table-row table:style-name="ro1">
          <table:table-cell table:style-name="ce43"/>
          <table:table-cell office:value-type="string" table:style-name="ce65">
            <text:p>fix any errors detected</text:p>
          </table:table-cell>
          <table:table-cell table:style-name="ce66"/>
          <table:table-cell table:style-name="ce67"/>
          <table:table-cell office:value-type="date" office:date-value="2023-04-19T00:00:00" table:formula="of:=[.F31]+1" table:style-name="ce68">
            <text:p>4/19/23</text:p>
          </table:table-cell>
          <table:table-cell office:value-type="date" office:date-value="2023-04-23T00:00:00" table:formula="of:=[.E32]+4" table:style-name="ce68">
            <text:p>4/23/23</text:p>
          </table:table-cell>
          <table:table-cell table:style-name="ce39"/>
          <table:table-cell office:value-type="float" office:value="5" table:formula="of:=IF(OR(ISBLANK($$task_start);ISBLANK($$task_end));&quot;&quot;;$$task_end-$$task_start+1)" table:style-name="ce39">
            <text:p>5</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60"/>
        </table:table-row>
        <table:table-row table:style-name="ro1">
          <table:table-cell table:style-name="ce43"/>
          <table:table-cell office:value-type="string" table:style-name="ce65">
            <text:p>security risk test and fixing</text:p>
          </table:table-cell>
          <table:table-cell table:style-name="ce66"/>
          <table:table-cell table:style-name="ce67"/>
          <table:table-cell office:value-type="date" office:date-value="2023-04-18T00:00:00" table:formula="of:=[.F31]" table:style-name="ce68">
            <text:p>4/18/23</text:p>
          </table:table-cell>
          <table:table-cell office:value-type="date" office:date-value="2023-04-22T00:00:00" table:formula="of:=[.E33]+4" table:style-name="ce68">
            <text:p>4/22/23</text:p>
          </table:table-cell>
          <table:table-cell table:style-name="ce39"/>
          <table:table-cell office:value-type="float" office:value="5" table:formula="of:=IF(OR(ISBLANK($$task_start);ISBLANK($$task_end));&quot;&quot;;$$task_end-$$task_start+1)" table:style-name="ce39">
            <text:p>5</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60"/>
        </table:table-row>
        <table:table-row table:style-name="ro1">
          <table:table-cell table:style-name="ce43"/>
          <table:table-cell office:value-type="string" table:style-name="ce65">
            <text:p>deploy the website<text:s/></text:p>
          </table:table-cell>
          <table:table-cell table:style-name="ce66"/>
          <table:table-cell table:style-name="ce67"/>
          <table:table-cell office:value-type="date" office:date-value="2023-04-23T00:00:00" table:formula="of:=[.F32]" table:style-name="ce68">
            <text:p>4/23/23</text:p>
          </table:table-cell>
          <table:table-cell office:value-type="date" office:date-value="2023-04-27T00:00:00" table:formula="of:=[.E34]+4" table:style-name="ce68">
            <text:p>4/27/23</text:p>
          </table:table-cell>
          <table:table-cell table:style-name="ce39"/>
          <table:table-cell office:value-type="float" office:value="5" table:formula="of:=IF(OR(ISBLANK($$task_start);ISBLANK($$task_end));&quot;&quot;;$$task_end-$$task_start+1)" table:style-name="ce39">
            <text:p>5</text:p>
          </table:table-cell>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105"/>
          <table:table-cell table:style-name="ce97"/>
          <table:table-cell table:number-columns-repeated="16320" table:style-name="ce60"/>
        </table:table-row>
        <table:table-row table:style-name="ro1">
          <table:table-cell office:value-type="string" table:style-name="ce11">
            <text:p>This is an empty row</text:p>
          </table:table-cell>
          <table:table-cell table:style-name="ce69"/>
          <table:table-cell table:style-name="ce70"/>
          <table:table-cell table:style-name="ce71"/>
          <table:table-cell table:number-columns-repeated="2" table:style-name="ce72"/>
          <table:table-cell table:style-name="ce32"/>
          <table:table-cell office:value-type="string" office:string-value="" table:formula="of:=IF(OR(ISBLANK($$task_start);ISBLANK($$task_end));&quot;&quot;;$$task_end-$$task_start+1)" table:style-name="ce32"/>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9"/>
          <table:table-cell table:style-name="ce95"/>
          <table:table-cell table:number-columns-repeated="16320" table:style-name="ce33"/>
        </table:table-row>
        <table:table-row table:style-name="ro1">
          <table:table-cell table:style-name="ce11"/>
          <table:table-cell table:number-columns-repeated="3" table:style-name="ce1"/>
          <table:table-cell table:style-name="ce13"/>
          <table:table-cell table:style-name="ce1"/>
          <table:table-cell table:style-name="ce73"/>
          <table:table-cell table:number-columns-repeated="57" table:style-name="ce8"/>
          <table:table-cell table:number-columns-repeated="16320"/>
        </table:table-row>
        <table:table-row table:style-name="ro1">
          <table:table-cell table:style-name="ce11"/>
          <table:table-cell table:style-name="ce1"/>
          <table:table-cell table:style-name="ce74"/>
          <table:table-cell table:style-name="ce1"/>
          <table:table-cell table:style-name="ce13"/>
          <table:table-cell table:style-name="ce75"/>
          <table:table-cell table:number-columns-repeated="58" table:style-name="ce8"/>
          <table:table-cell table:number-columns-repeated="16320"/>
        </table:table-row>
        <table:table-row table:style-name="ro1">
          <table:table-cell table:style-name="ce11"/>
          <table:table-cell table:style-name="ce1"/>
          <table:table-cell table:style-name="ce76"/>
          <table:table-cell table:style-name="ce1"/>
          <table:table-cell table:style-name="ce13"/>
          <table:table-cell table:style-name="ce1"/>
          <table:table-cell table:number-columns-repeated="58" table:style-name="ce8"/>
          <table:table-cell table:number-columns-repeated="16320"/>
        </table:table-row>
        <table:table-row table:number-rows-repeated="1048538" table:style-name="ro1">
          <table:table-cell table:number-columns-repeated="16384"/>
        </table:table-row>
        <table:named-expressions>
          <table:named-range table:name="Print_Titles" table:cell-range-address="ProjectSchedule.$A$4:ProjectSchedule.$XFD$6" table:base-cell-address="ProjectSchedule.$A$1"/>
          <table:named-range table:name="task_end" table:cell-range-address="ProjectSchedule.$F1" table:base-cell-address="ProjectSchedule.$A$1"/>
          <table:named-range table:name="task_progress" table:cell-range-address="ProjectSchedule.$D1" table:base-cell-address="ProjectSchedule.$A$1"/>
          <table:named-range table:name="task_start" table:cell-range-address="ProjectSchedule.$E1" table:base-cell-address="ProjectSchedule.$A$1"/>
          <table:named-expression table:name="today" table:expression="of:=TODAY()" table:base-cell-address="ProjectSchedule.$A$1"/>
        </table:named-expressions>
      </table:table>
      <table:table table:name="About" table:style-name="ta2">
        <table:table-column table:style-name="co9" table:default-cell-style-name="ce80"/>
        <table:table-column table:style-name="co10" table:number-columns-repeated="16383" table:default-cell-style-name="ce5"/>
        <table:table-row table:style-name="ro4">
          <table:table-cell table:style-name="ce80">
            <draw:frame draw:z-index="1" draw:id="id0" draw:style-name="a0" draw:name="Picture 1" svg:x="0in" svg:y="0.10417in" svg:width="2.08333in" svg:height="0.46875in" style:rel-width="scale" style:rel-height="scale">
              <draw:image xlink:href="media/image1.png" xlink:type="simple" xlink:show="embed" xlink:actuate="onLoad"/>
              <svg:title/>
              <svg:desc>Vertex42 logo</svg:desc>
            </draw:frame>
          </table:table-cell>
          <table:table-cell table:number-columns-repeated="16383" table:style-name="ce5"/>
        </table:table-row>
        <table:table-row table:style-name="ro5">
          <table:table-cell office:value-type="string" table:style-name="ce81">
            <text:p><text:a xlink:href="https://www.vertex42.com/ExcelTemplates/simple-gantt-chart.html?utm_source=ms&amp;utm_medium=file&amp;utm_campaign=office&amp;utm_content=text">SIMPLE GANTT CHART by Vertex42.com</text:a></text:p>
          </table:table-cell>
          <table:table-cell table:style-name="ce81"/>
          <table:table-cell table:number-columns-repeated="16382" table:style-name="ce82"/>
        </table:table-row>
        <table:table-row table:style-name="ro6">
          <table:table-cell office:value-type="string" table:style-name="ce83">
            <text:p><text:a xlink:href="https://www.vertex42.com/ExcelTemplates/simple-gantt-chart.html?utm_source=ms&amp;utm_medium=file&amp;utm_campaign=office&amp;utm_content=url">https://www.vertex42.com/ExcelTemplates/simple-gantt-chart.html</text:a></text:p>
          </table:table-cell>
          <table:table-cell table:style-name="ce84"/>
          <table:table-cell table:number-columns-repeated="16382" table:style-name="ce85"/>
        </table:table-row>
        <table:table-row table:style-name="ro7">
          <table:table-cell office:value-type="string" table:style-name="ce86">
            <text:p>About This Template</text:p>
          </table:table-cell>
          <table:table-cell table:number-columns-repeated="16383" table:style-name="ce87"/>
        </table:table-row>
        <table:table-row table:style-name="ro8">
          <table:table-cell office:value-type="string" table:style-name="ce88">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6383" table:style-name="ce5"/>
        </table:table-row>
        <table:table-row table:style-name="ro9">
          <table:table-cell office:value-type="string" table:style-name="ce86">
            <text:p>Guide for Screen Readers</text:p>
          </table:table-cell>
          <table:table-cell table:number-columns-repeated="16383" table:style-name="ce5"/>
        </table:table-row>
        <table:table-row table:style-name="ro10">
          <table:table-cell office:value-type="string" table:style-name="ce89">
            <text:p>There are 2 worksheets in this workbook.<text:s/></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text:s/></text:p>
            <text:p/>
            <text:p>This hidden text will not print.</text:p>
            <text:p/>
            <text:p>To remove these instructions from the worksheet, simply delete column A.</text:p>
          </table:table-cell>
          <table:table-cell table:number-columns-repeated="16383" table:style-name="ce80"/>
        </table:table-row>
        <table:table-row table:style-name="ro7">
          <table:table-cell office:value-type="string" table:style-name="ce86">
            <text:p>Additional Help</text:p>
          </table:table-cell>
          <table:table-cell table:number-columns-repeated="16383" table:style-name="ce87"/>
        </table:table-row>
        <table:table-row table:style-name="ro11">
          <table:table-cell office:value-type="string" table:style-name="ce88">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6383" table:style-name="ce5"/>
        </table:table-row>
        <table:table-row table:style-name="ro3">
          <table:table-cell office:value-type="string" table:style-name="ce90">
            <text:p><text:a xlink:href="https://www.vertex42.com/ExcelTemplates/simple-gantt-chart.html?utm_source=ms&amp;utm_medium=file&amp;utm_campaign=office&amp;utm_content=help">How to Use the Simple Gantt Chart</text:a></text:p>
          </table:table-cell>
          <table:table-cell table:number-columns-repeated="16383" table:style-name="ce80"/>
        </table:table-row>
        <table:table-row table:style-name="ro7">
          <table:table-cell office:value-type="string" table:style-name="ce86">
            <text:p>More Project Management Templates</text:p>
          </table:table-cell>
          <table:table-cell table:number-columns-repeated="16383" table:style-name="ce87"/>
        </table:table-row>
        <table:table-row table:style-name="ro12">
          <table:table-cell office:value-type="string" table:style-name="ce88">
            <text:p>Visit Vertex42.com to download other project management templates, including different types of project schedules, Gantt charts, tasks lists, etc.</text:p>
          </table:table-cell>
          <table:table-cell table:number-columns-repeated="16383" table:style-name="ce5"/>
        </table:table-row>
        <table:table-row table:style-name="ro3">
          <table:table-cell office:value-type="string" table:style-name="ce90">
            <text:p><text:a xlink:href="https://www.vertex42.com/ExcelTemplates/excel-project-management.html?utm_source=ms&amp;utm_medium=file&amp;utm_campaign=office&amp;utm_content=text">Project Management Templates</text:a></text:p>
          </table:table-cell>
          <table:table-cell table:number-columns-repeated="16383" table:style-name="ce80"/>
        </table:table-row>
        <table:table-row table:style-name="ro7">
          <table:table-cell office:value-type="string" table:style-name="ce86">
            <text:p>About Vertex42</text:p>
          </table:table-cell>
          <table:table-cell table:number-columns-repeated="16383" table:style-name="ce87"/>
        </table:table-row>
        <table:table-row table:style-name="ro13">
          <table:table-cell office:value-type="string" table:style-name="ce88">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6383" table:style-name="ce5"/>
        </table:table-row>
        <table:table-row table:style-name="ro14">
          <table:table-cell office:value-type="string" table:style-name="ce88">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6383" table:style-name="ce5"/>
        </table:table-row>
        <table:table-row table:number-rows-repeated="1048560" table:style-name="ro15">
          <table:table-cell table:number-columns-repeated="16384"/>
        </table:table-row>
      </table:table>
      <table:named-expressions>
        <table:named-range table:name="Display_Week" table:cell-range-address="ProjectSchedule.$E$4" table:base-cell-address="ProjectSchedule.$A$1"/>
        <table:named-range table:name="Project_Start" table:cell-range-address="ProjectSchedule.$E$3" table:base-cell-address="Project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36">
      <number:day/>
    </number:date-style>
    <number:date-style style:name="N37P0">
      <number:month/>
      <number:text>/</number:text>
      <number:day/>
      <number:text>/</number:text>
      <number:year/>
    </number:date-style>
    <number:text-style style:name="N37">
      <number:text-content/>
      <style:map style:condition="value()&gt;=0" style:apply-style-name="N37P0"/>
    </number:text-style>
    <number:date-style style:name="N38">
      <number:text> </number:text>
      <number:day/>
      <number:text>/</number:text>
      <number:month/>
      <number:text>/</number:text>
      <number:year number:style="long"/>
    </number:date-style>
    <number:date-style style:name="N39">
      <number:month number:textual="true"/>
      <number:text> </number:text>
      <number:day/>
      <number:text>, </number:text>
      <number:year number:style="long"/>
    </number:date-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 </number:text>
      <number:fill-character> </number:fill-character>
      <number:text>(</number:text>
      <number:number number:decimal-places="2" number:min-decimal-places="2" number:min-integer-digits="1" number:grouping="true"/>
      <number:text>)</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date-style style:name="N41">
      <number:day-of-week/>
      <number:text>, </number:text>
      <number:month/>
      <number:text>/</number:text>
      <number:day/>
      <number:text>/</number:text>
      <number:year number:style="long"/>
    </number:date-style>
    <style:style style:name="cf1" style:family="table-cell" style:data-style-name="N0">
      <style:table-cell-properties fo:border-top="none" fo:border-bottom="none" fo:border-left="thin solid #C00000" fo:border-right="thin solid #C00000"/>
    </style:style>
    <style:style style:name="cf10" style:family="table-cell" style:data-style-name="N0">
      <style:table-cell-properties fo:background-color="#8064A2"/>
    </style:style>
    <style:style style:name="cf11" style:family="table-cell" style:data-style-name="N0">
      <style:table-cell-properties fo:border-top="none" fo:border-bottom="none" fo:border-left="thin solid #C00000" fo:border-right="thin solid #C00000"/>
    </style:style>
    <style:style style:name="cf12" style:family="table-cell" style:data-style-name="N0">
      <style:table-cell-properties fo:background-color="#8064A2"/>
    </style:style>
    <style:style style:name="cf13" style:family="table-cell" style:data-style-name="N0">
      <style:table-cell-properties fo:border-top="none" fo:border-bottom="none" fo:border-left="thin solid #C00000" fo:border-right="thin solid #C00000"/>
    </style:style>
    <style:style style:name="cf14" style:family="table-cell" style:data-style-name="N0">
      <style:table-cell-properties fo:background-color="#8064A2"/>
    </style:style>
    <style:style style:name="cf15" style:family="table-cell" style:data-style-name="N0">
      <style:table-cell-properties fo:border-top="none" fo:border-bottom="none" fo:border-left="thin solid #C00000" fo:border-right="thin solid #C00000"/>
    </style:style>
    <style:style style:name="cf16" style:family="table-cell" style:data-style-name="N0">
      <style:table-cell-properties fo:background-color="#8064A2"/>
    </style:style>
    <style:style style:name="cf17" style:family="table-cell" style:data-style-name="N0">
      <style:table-cell-properties fo:border-top="none" fo:border-bottom="none" fo:border-left="thin solid #C00000" fo:border-right="thin solid #C00000"/>
    </style:style>
    <style:style style:name="cf18" style:family="table-cell" style:data-style-name="N0">
      <style:table-cell-properties fo:background-color="#8064A2"/>
    </style:style>
    <style:style style:name="cf19" style:family="table-cell" style:data-style-name="N0">
      <style:table-cell-properties fo:border-top="none" fo:border-bottom="none" fo:border-left="thin solid #C00000" fo:border-right="thin solid #C00000"/>
    </style:style>
    <style:style style:name="cf2" style:family="table-cell" style:data-style-name="N0">
      <style:table-cell-properties fo:background-color="#A6A6A6"/>
    </style:style>
    <style:style style:name="cf3" style:family="table-cell" style:data-style-name="N0">
      <style:table-cell-properties fo:background-color="#8064A2"/>
    </style:style>
    <style:style style:name="cf4" style:family="table-cell" style:data-style-name="N0">
      <style:table-cell-properties fo:background-color="#8064A2"/>
    </style:style>
    <style:style style:name="cf5" style:family="table-cell" style:data-style-name="N0">
      <style:table-cell-properties fo:border-top="none" fo:border-bottom="none" fo:border-left="thin solid #C00000" fo:border-right="thin solid #C00000"/>
    </style:style>
    <style:style style:name="cf6" style:family="table-cell" style:data-style-name="N0">
      <style:table-cell-properties fo:background-color="#8064A2"/>
    </style:style>
    <style:style style:name="cf7" style:family="table-cell" style:data-style-name="N0">
      <style:table-cell-properties fo:border-top="none" fo:border-bottom="none" fo:border-left="thin solid #C00000" fo:border-right="thin solid #C00000"/>
    </style:style>
    <style:style style:name="cf8" style:family="table-cell" style:data-style-name="N0">
      <style:table-cell-properties fo:background-color="#8064A2"/>
    </style:style>
    <style:style style:name="cf9" style:family="table-cell" style:data-style-name="N0">
      <style:table-cell-properties fo:border-top="none" fo:border-bottom="none" fo:border-left="thin solid #C00000" fo:border-right="thin solid #C00000"/>
    </style:style>
    <style:style style:name="Comma" style:family="table-cell" style:data-style-name="N40">
      <style:table-cell-properties fo:border="thin solid #A6A6A6"/>
    </style:style>
    <style:style style:name="Date" style:family="table-cell" style:data-style-name="N37">
      <style:table-cell-properties fo:border-top="2pt solid #D9D9D9" fo:border-bottom="2pt solid #D9D9D9" fo:border-left="none" fo:border-right="none" style:vertical-align="middle" style:repeat-content="false"/>
      <style:paragraph-properties fo:text-align="center"/>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automatic" style:repeat-content="false"/>
      <style:paragraph-properties fo:text-align="end" fo:margin-right="0.353cm"/>
    </style:style>
    <style:style style:name="Hyperlink" style:family="table-cell" style:data-style-name="N0">
      <style:text-properties fo:color="#0000FF" style:font-name="Arial" style:font-name-asian="Arial" style:font-name-complex="Arial" style:text-underline-style="solid" style:text-underline-type="single"/>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style style:name="Project_32_Start" style:display-name="Project Start" style:family="table-cell" style:data-style-name="N41">
      <style:table-cell-properties fo:border="thin solid #A6A6A6" style:vertical-align="middle" fo:background-color="transparent" style:repeat-content="false"/>
      <style:paragraph-properties fo:text-align="center"/>
    </style:style>
    <style:style style:name="Task"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itle" style:family="table-cell" style:data-style-name="N0">
      <style:text-properties fo:color="#595959" fo:font-size="22pt" style:font-size-asian="22pt" style:font-size-complex="22pt" fo:font-weight="bold" style:font-weight-asian="bold" style:font-weight-complex="bold"/>
    </style:style>
    <style:style style:name="zHiddenText" style:family="table-cell" style:data-style-name="N0">
      <style:table-cell-properties style:vertical-align="automatic" fo:background-color="transparent"/>
      <style:text-properties fo:color="#FFFFFF"/>
    </style:style>
    <style:style style:name="cf20" style:family="table-cell">
      <style:table-cell-properties fo:border-left="none" fo:border-right="none" fo:background-color="#8064A2"/>
    </style:style>
    <style:style style:name="cf21" style:family="table-cell">
      <style:table-cell-properties fo:border-left="thin solid #C00000" fo:border-right="thin solid #C0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X="1"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026</meta:generator>
    <dc:title/>
    <dc:description/>
    <meta:initial-creator/>
    <dc:creator>Joven Manikiza</dc:creator>
    <meta:creation-date>2022-03-11T22:40:12Z</meta:creation-date>
    <dc:date>2023-03-02T11:39:39Z</dc:date>
    <meta:print-date>2023-02-28T11:18:38Z</meta:print-date>
    <meta:template xlink:href="TM16400962" xlink:type="simple"/>
  </office:meta>
</office:document-meta>
</file>